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2.459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="0.002cm solid #000000" style:vertical-align="middle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fo:border="0.002cm solid #000000" style:vertical-align="middle"/>
      <style:text-properties style:font-name="Arial" fo:font-size="10pt" style:font-name-asian="IPAPGothic" style:font-size-asian="10pt" style:font-name-complex="Lohit Hindi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MATH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HYSICS</text:p>
          </table:table-cell>
          <table:table-cell table:style-name="ce1" office:value-type="string">
            <text:p>SUM</text:p>
          </table:table-cell>
          <table:table-cell table:style-name="ce1" office:value-type="string">
            <text:p>VARP</text:p>
          </table:table-cell>
        </table:table-row>
        <table:table-row table:style-name="ro3">
          <table:table-cell office:value-type="string">
            <text:p>Satou Syuuichi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table:formula="of:=SUM([.B2:.D2])" office:value-type="float" office:value="100">
            <text:p>100</text:p>
          </table:table-cell>
          <table:table-cell table:formula="of:=VARP([.B2:.D2])" office:value-type="float" office:value="90.8888888888889">
            <text:p>90.8888888889</text:p>
          </table:table-cell>
        </table:table-row>
        <table:table-row table:style-name="ro3">
          <table:table-cell office:value-type="string">
            <text:p>Nomoto Syuuji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formula="of:=SUM([.B3:.D3])" office:value-type="float" office:value="102">
            <text:p>102</text:p>
          </table:table-cell>
          <table:table-cell table:formula="of:=VARP([.B3:.D3])" office:value-type="float" office:value="40.6666666666667">
            <text:p>40.6666666667</text:p>
          </table:table-cell>
        </table:table-row>
        <table:table-row table:style-name="ro3">
          <table:table-cell office:value-type="string">
            <text:p>Yoshida Daisuke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formula="of:=SUM([.B4:.D4])" office:value-type="float" office:value="160">
            <text:p>160</text:p>
          </table:table-cell>
          <table:table-cell table:formula="of:=VARP([.B4:.D4])" office:value-type="float" office:value="792.888888888889">
            <text:p>792.8888888889</text:p>
          </table:table-cell>
        </table:table-row>
        <table:table-row table:style-name="ro3">
          <table:table-cell office:value-type="string">
            <text:p>Yoshimura Takashi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SUM([.B5:.D5])" office:value-type="float" office:value="88">
            <text:p>88</text:p>
          </table:table-cell>
          <table:table-cell table:formula="of:=VARP([.B5:.D5])" office:value-type="float" office:value="122.888888888889">
            <text:p>122.8888888889</text:p>
          </table:table-cell>
        </table:table-row>
        <table:table-row table:style-name="ro3">
          <table:table-cell office:value-type="string">
            <text:p>Kanno Noriko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table:formula="of:=SUM([.B6:.D6])" office:value-type="float" office:value="107">
            <text:p>107</text:p>
          </table:table-cell>
          <table:table-cell table:formula="of:=VARP([.B6:.D6])" office:value-type="float" office:value="309.555555555556">
            <text:p>309.5555555556</text:p>
          </table:table-cell>
        </table:table-row>
        <table:table-row table:style-name="ro3">
          <table:table-cell office:value-type="string">
            <text:p>Ono Toshie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SUM([.B7:.D7])" office:value-type="float" office:value="106">
            <text:p>106</text:p>
          </table:table-cell>
          <table:table-cell table:formula="of:=VARP([.B7:.D7])" office:value-type="float" office:value="361.555555555555">
            <text:p>361.5555555556</text:p>
          </table:table-cell>
        </table:table-row>
        <table:table-row table:style-name="ro3">
          <table:table-cell office:value-type="string">
            <text:p>Suzuki Shin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49">
            <text:p>49</text:p>
          </table:table-cell>
          <table:table-cell table:formula="of:=SUM([.B8:.D8])" office:value-type="float" office:value="172">
            <text:p>172</text:p>
          </table:table-cell>
          <table:table-cell table:formula="of:=VARP([.B8:.D8])" office:value-type="float" office:value="288.222222222222">
            <text:p>288.2222222222</text:p>
          </table:table-cell>
        </table:table-row>
        <table:table-row table:style-name="ro3">
          <table:table-cell office:value-type="string">
            <text:p>Nakamura Eisuke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SUM([.B9:.D9])" office:value-type="float" office:value="74">
            <text:p>74</text:p>
          </table:table-cell>
          <table:table-cell table:formula="of:=VARP([.B9:.D9])" office:value-type="float" office:value="429.555555555556">
            <text:p>429.5555555556</text:p>
          </table:table-cell>
        </table:table-row>
        <table:table-row table:style-name="ro3">
          <table:table-cell office:value-type="string">
            <text:p>Nozawa Hiroshi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table:formula="of:=SUM([.B10:.D10])" office:value-type="float" office:value="190">
            <text:p>190</text:p>
          </table:table-cell>
          <table:table-cell table:formula="of:=VARP([.B10:.D10])" office:value-type="float" office:value="117.555555555556">
            <text:p>117.5555555556</text:p>
          </table:table-cell>
        </table:table-row>
        <table:table-row table:style-name="ro3">
          <table:table-cell office:value-type="string">
            <text:p>Akiho Kouki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SUM([.B11:.D11])" office:value-type="float" office:value="100">
            <text:p>100</text:p>
          </table:table-cell>
          <table:table-cell table:formula="of:=VARP([.B11:.D11])" office:value-type="float" office:value="536.222222222222">
            <text:p>536.2222222222</text:p>
          </table:table-cell>
        </table:table-row>
        <table:table-row table:style-name="ro3">
          <table:table-cell office:value-type="string">
            <text:p>Yamamoto Hiroyuki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SUM([.B12:.D12])" office:value-type="float" office:value="119">
            <text:p>119</text:p>
          </table:table-cell>
          <table:table-cell table:formula="of:=VARP([.B12:.D12])" office:value-type="float" office:value="8.22222222222222">
            <text:p>8.2222222222</text:p>
          </table:table-cell>
        </table:table-row>
        <table:table-row table:style-name="ro3">
          <table:table-cell office:value-type="string">
            <text:p>Oofusa Takayuki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table:formula="of:=SUM([.B13:.D13])" office:value-type="float" office:value="119">
            <text:p>119</text:p>
          </table:table-cell>
          <table:table-cell table:formula="of:=VARP([.B13:.D13])" office:value-type="float" office:value="460.222222222222">
            <text:p>460.2222222222</text:p>
          </table:table-cell>
        </table:table-row>
        <table:table-row table:style-name="ro3">
          <table:table-cell office:value-type="string">
            <text:p>Mouri Yuu</text:p>
          </table:table-cell>
          <table:table-cell office:value-type="float" office:value="49">
            <text:p>49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table:formula="of:=SUM([.B14:.D14])" office:value-type="float" office:value="183">
            <text:p>183</text:p>
          </table:table-cell>
          <table:table-cell table:formula="of:=VARP([.B14:.D14])" office:value-type="float" office:value="456">
            <text:p>456</text:p>
          </table:table-cell>
        </table:table-row>
        <table:table-row table:style-name="ro3">
          <table:table-cell office:value-type="string">
            <text:p>Sanpei Satoshi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table:formula="of:=SUM([.B15:.D15])" office:value-type="float" office:value="175">
            <text:p>175</text:p>
          </table:table-cell>
          <table:table-cell table:formula="of:=VARP([.B15:.D15])" office:value-type="float" office:value="726.888888888889">
            <text:p>726.8888888889</text:p>
          </table:table-cell>
        </table:table-row>
        <table:table-row table:style-name="ro3">
          <table:table-cell office:value-type="string">
            <text:p>Tanno Hiroko</text:p>
          </table:table-cell>
          <table:table-cell office:value-type="float" office:value="46">
            <text:p>46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table:formula="of:=SUM([.B16:.D16])" office:value-type="float" office:value="210">
            <text:p>210</text:p>
          </table:table-cell>
          <table:table-cell table:formula="of:=VARP([.B16:.D16])" office:value-type="float" office:value="320.666666666667">
            <text:p>320.6666666667</text:p>
          </table:table-cell>
        </table:table-row>
        <table:table-row table:style-name="ro3">
          <table:table-cell office:value-type="string">
            <text:p>Wakamatsu Kaoru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table:formula="of:=SUM([.B17:.D17])" office:value-type="float" office:value="183">
            <text:p>183</text:p>
          </table:table-cell>
          <table:table-cell table:formula="of:=VARP([.B17:.D17])" office:value-type="float" office:value="788.666666666667">
            <text:p>788.6666666667</text:p>
          </table:table-cell>
        </table:table-row>
        <table:table-row table:style-name="ro3">
          <table:table-cell office:value-type="string">
            <text:p>Ueda Kozue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formula="of:=SUM([.B18:.D18])" office:value-type="float" office:value="175">
            <text:p>175</text:p>
          </table:table-cell>
          <table:table-cell table:formula="of:=VARP([.B18:.D18])" office:value-type="float" office:value="34.8888888888889">
            <text:p>34.8888888889</text:p>
          </table:table-cell>
        </table:table-row>
        <table:table-row table:style-name="ro3">
          <table:table-cell office:value-type="string">
            <text:p>Yamada Hiroyuki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formula="of:=SUM([.B19:.D19])" office:value-type="float" office:value="111">
            <text:p>111</text:p>
          </table:table-cell>
          <table:table-cell table:formula="of:=VARP([.B19:.D19])" office:value-type="float" office:value="202.666666666667">
            <text:p>202.6666666667</text:p>
          </table:table-cell>
        </table:table-row>
        <table:table-row table:style-name="ro3">
          <table:table-cell office:value-type="string">
            <text:p>Konishi Daisuke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table:formula="of:=SUM([.B20:.D20])" office:value-type="float" office:value="154">
            <text:p>154</text:p>
          </table:table-cell>
          <table:table-cell table:formula="of:=VARP([.B20:.D20])" office:value-type="float" office:value="172.222222222222">
            <text:p>172.2222222222</text:p>
          </table:table-cell>
        </table:table-row>
        <table:table-row table:style-name="ro3">
          <table:table-cell office:value-type="string">
            <text:p>Kawano Jyun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formula="of:=SUM([.B21:.D21])" office:value-type="float" office:value="105">
            <text:p>105</text:p>
          </table:table-cell>
          <table:table-cell table:formula="of:=VARP([.B21:.D21])" office:value-type="float" office:value="340.666666666667">
            <text:p>340.6666666667</text:p>
          </table:table-cell>
        </table:table-row>
        <table:table-row table:style-name="ro3">
          <table:table-cell office:value-type="string">
            <text:p>Tanji Syuu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formula="of:=SUM([.B22:.D22])" office:value-type="float" office:value="149">
            <text:p>149</text:p>
          </table:table-cell>
          <table:table-cell table:formula="of:=VARP([.B22:.D22])" office:value-type="float" office:value="13.5555555555556">
            <text:p>13.5555555556</text:p>
          </table:table-cell>
        </table:table-row>
        <table:table-row table:style-name="ro3">
          <table:table-cell office:value-type="string">
            <text:p>Amano Hiroto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table:formula="of:=SUM([.B23:.D23])" office:value-type="float" office:value="161">
            <text:p>161</text:p>
          </table:table-cell>
          <table:table-cell table:formula="of:=VARP([.B23:.D23])" office:value-type="float" office:value="90.8888888888889">
            <text:p>90.8888888889</text:p>
          </table:table-cell>
        </table:table-row>
        <table:table-row table:style-name="ro3">
          <table:table-cell office:value-type="string">
            <text:p>Yokoi Satomi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SUM([.B24:.D24])" office:value-type="float" office:value="163">
            <text:p>163</text:p>
          </table:table-cell>
          <table:table-cell table:formula="of:=VARP([.B24:.D24])" office:value-type="float" office:value="792.888888888889">
            <text:p>792.8888888889</text:p>
          </table:table-cell>
        </table:table-row>
        <table:table-row table:style-name="ro3">
          <table:table-cell office:value-type="string">
            <text:p>Uehira Hajime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table:formula="of:=SUM([.B25:.D25])" office:value-type="float" office:value="155">
            <text:p>155</text:p>
          </table:table-cell>
          <table:table-cell table:formula="of:=VARP([.B25:.D25])" office:value-type="float" office:value="386.888888888889">
            <text:p>386.8888888889</text:p>
          </table:table-cell>
        </table:table-row>
        <table:table-row table:style-name="ro3">
          <table:table-cell office:value-type="string">
            <text:p>Kawakami Kazuya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formula="of:=SUM([.B26:.D26])" office:value-type="float" office:value="142">
            <text:p>142</text:p>
          </table:table-cell>
          <table:table-cell table:formula="of:=VARP([.B26:.D26])" office:value-type="float" office:value="792.888888888889">
            <text:p>792.8888888889</text:p>
          </table:table-cell>
        </table:table-row>
        <table:table-row table:style-name="ro3">
          <table:table-cell office:value-type="string">
            <text:p>Suzuki Kiichi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table:formula="of:=SUM([.B27:.D27])" office:value-type="float" office:value="219">
            <text:p>219</text:p>
          </table:table-cell>
          <table:table-cell table:formula="of:=VARP([.B27:.D27])" office:value-type="float" office:value="266">
            <text:p>266</text:p>
          </table:table-cell>
        </table:table-row>
        <table:table-row table:style-name="ro3">
          <table:table-cell office:value-type="string">
            <text:p>Tsumura Yoshiaki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28:.D28])" office:value-type="float" office:value="42">
            <text:p>42</text:p>
          </table:table-cell>
          <table:table-cell table:formula="of:=VARP([.B28:.D28])" office:value-type="float" office:value="266">
            <text:p>266</text:p>
          </table:table-cell>
        </table:table-row>
        <table:table-row table:style-name="ro3">
          <table:table-cell office:value-type="string">
            <text:p>Andou Takafumi</text:p>
          </table:table-cell>
          <table:table-cell office:value-type="float" office:value="41">
            <text:p>41</text:p>
          </table:table-cell>
          <table:table-cell table:number-columns-repeated="2" office:value-type="float" office:value="72">
            <text:p>72</text:p>
          </table:table-cell>
          <table:table-cell table:formula="of:=SUM([.B29:.D29])" office:value-type="float" office:value="185">
            <text:p>185</text:p>
          </table:table-cell>
          <table:table-cell table:formula="of:=VARP([.B29:.D29])" office:value-type="float" office:value="213.555555555556">
            <text:p>213.5555555556</text:p>
          </table:table-cell>
        </table:table-row>
        <table:table-row table:style-name="ro3">
          <table:table-cell office:value-type="string">
            <text:p>Tonoike Syunsuke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formula="of:=SUM([.B30:.D30])" office:value-type="float" office:value="165">
            <text:p>165</text:p>
          </table:table-cell>
          <table:table-cell table:formula="of:=VARP([.B30:.D30])" office:value-type="float" office:value="1072.66666666667">
            <text:p>1072.6666666667</text:p>
          </table:table-cell>
        </table:table-row>
        <table:table-row table:style-name="ro3">
          <table:table-cell office:value-type="string">
            <text:p>Hoshi Akira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formula="of:=SUM([.B31:.D31])" office:value-type="float" office:value="148">
            <text:p>148</text:p>
          </table:table-cell>
          <table:table-cell table:formula="of:=VARP([.B31:.D31])" office:value-type="float" office:value="24.8888888888889">
            <text:p>24.8888888889</text:p>
          </table:table-cell>
        </table:table-row>
        <table:table-row table:style-name="ro3">
          <table:table-cell office:value-type="string">
            <text:p>Kotani Haruna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SUM([.B32:.D32])" office:value-type="float" office:value="95">
            <text:p>95</text:p>
          </table:table-cell>
          <table:table-cell table:formula="of:=VARP([.B32:.D32])" office:value-type="float" office:value="64.8888888888889">
            <text:p>64.8888888889</text:p>
          </table:table-cell>
        </table:table-row>
        <table:table-row table:style-name="ro3">
          <table:table-cell office:value-type="string">
            <text:p>Ogura Shingo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table:formula="of:=SUM([.B33:.D33])" office:value-type="float" office:value="156">
            <text:p>156</text:p>
          </table:table-cell>
          <table:table-cell table:formula="of:=VARP([.B33:.D33])" office:value-type="float" office:value="252.666666666667">
            <text:p>252.6666666667</text:p>
          </table:table-cell>
        </table:table-row>
        <table:table-row table:style-name="ro3">
          <table:table-cell office:value-type="string">
            <text:p>Takano Hiroyuki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table:formula="of:=SUM([.B34:.D34])" office:value-type="float" office:value="188">
            <text:p>188</text:p>
          </table:table-cell>
          <table:table-cell table:formula="of:=VARP([.B34:.D34])" office:value-type="float" office:value="486.888888888889">
            <text:p>486.8888888889</text:p>
          </table:table-cell>
        </table:table-row>
        <table:table-row table:style-name="ro3">
          <table:table-cell office:value-type="string">
            <text:p>Misoo Akira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table:formula="of:=SUM([.B35:.D35])" office:value-type="float" office:value="132">
            <text:p>132</text:p>
          </table:table-cell>
          <table:table-cell table:formula="of:=VARP([.B35:.D35])" office:value-type="float" office:value="518">
            <text:p>518</text:p>
          </table:table-cell>
        </table:table-row>
        <table:table-row table:style-name="ro3">
          <table:table-cell office:value-type="string">
            <text:p>Kahara Yuusuke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table:formula="of:=SUM([.B36:.D36])" office:value-type="float" office:value="200">
            <text:p>200</text:p>
          </table:table-cell>
          <table:table-cell table:formula="of:=VARP([.B36:.D36])" office:value-type="float" office:value="164.222222222222">
            <text:p>164.2222222222</text:p>
          </table:table-cell>
        </table:table-row>
        <table:table-row table:style-name="ro3">
          <table:table-cell office:value-type="string">
            <text:p>Suzuki Jyunko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table:formula="of:=SUM([.B37:.D37])" office:value-type="float" office:value="242">
            <text:p>242</text:p>
          </table:table-cell>
          <table:table-cell table:formula="of:=VARP([.B37:.D37])" office:value-type="float" office:value="396.222222222222">
            <text:p>396.2222222222</text:p>
          </table:table-cell>
        </table:table-row>
        <table:table-row table:style-name="ro3">
          <table:table-cell office:value-type="string">
            <text:p>Kashimura Takashi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formula="of:=SUM([.B38:.D38])" office:value-type="float" office:value="173">
            <text:p>173</text:p>
          </table:table-cell>
          <table:table-cell table:formula="of:=VARP([.B38:.D38])" office:value-type="float" office:value="869.555555555556">
            <text:p>869.5555555556</text:p>
          </table:table-cell>
        </table:table-row>
        <table:table-row table:style-name="ro3">
          <table:table-cell office:value-type="string">
            <text:p>Nagai Yasuharu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formula="of:=SUM([.B39:.D39])" office:value-type="float" office:value="93">
            <text:p>93</text:p>
          </table:table-cell>
          <table:table-cell table:formula="of:=VARP([.B39:.D39])" office:value-type="float" office:value="284.666666666667">
            <text:p>284.6666666667</text:p>
          </table:table-cell>
        </table:table-row>
        <table:table-row table:style-name="ro3">
          <table:table-cell office:value-type="string">
            <text:p>Kunieda Yuusuke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SUM([.B40:.D40])" office:value-type="float" office:value="152">
            <text:p>152</text:p>
          </table:table-cell>
          <table:table-cell table:formula="of:=VARP([.B40:.D40])" office:value-type="float" office:value="772.222222222222">
            <text:p>772.2222222222</text:p>
          </table:table-cell>
        </table:table-row>
        <table:table-row table:style-name="ro3">
          <table:table-cell office:value-type="string">
            <text:p>Matsumoto Syougo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table:formula="of:=SUM([.B41:.D41])" office:value-type="float" office:value="191">
            <text:p>191</text:p>
          </table:table-cell>
          <table:table-cell table:formula="of:=VARP([.B41:.D41])" office:value-type="float" office:value="121.555555555556">
            <text:p>121.5555555556</text:p>
          </table:table-cell>
        </table:table-row>
        <table:table-row table:style-name="ro3">
          <table:table-cell office:value-type="string">
            <text:p>Satou Mariko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formula="of:=SUM([.B42:.D42])" office:value-type="float" office:value="124">
            <text:p>124</text:p>
          </table:table-cell>
          <table:table-cell table:formula="of:=VARP([.B42:.D42])" office:value-type="float" office:value="236.222222222222">
            <text:p>236.2222222222</text:p>
          </table:table-cell>
        </table:table-row>
        <table:table-row table:style-name="ro3">
          <table:table-cell office:value-type="string">
            <text:p>Akashi Satoshi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formula="of:=SUM([.B43:.D43])" office:value-type="float" office:value="104">
            <text:p>104</text:p>
          </table:table-cell>
          <table:table-cell table:formula="of:=VARP([.B43:.D43])" office:value-type="float" office:value="150.888888888889">
            <text:p>150.8888888889</text:p>
          </table:table-cell>
        </table:table-row>
        <table:table-row table:style-name="ro3">
          <table:table-cell office:value-type="string">
            <text:p>Murakoshi Takeshi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formula="of:=SUM([.B44:.D44])" office:value-type="float" office:value="155">
            <text:p>155</text:p>
          </table:table-cell>
          <table:table-cell table:formula="of:=VARP([.B44:.D44])" office:value-type="float" office:value="1606.22222222222">
            <text:p>1606.2222222222</text:p>
          </table:table-cell>
        </table:table-row>
        <table:table-row table:style-name="ro3">
          <table:table-cell office:value-type="string">
            <text:p>Yamauchi Yukio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SUM([.B45:.D45])" office:value-type="float" office:value="153">
            <text:p>153</text:p>
          </table:table-cell>
          <table:table-cell table:formula="of:=VARP([.B45:.D45])" office:value-type="float" office:value="980.666666666667">
            <text:p>980.6666666667</text:p>
          </table:table-cell>
        </table:table-row>
        <table:table-row table:style-name="ro3">
          <table:table-cell office:value-type="string">
            <text:p>Harada Terumasa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table:formula="of:=SUM([.B46:.D46])" office:value-type="float" office:value="156">
            <text:p>156</text:p>
          </table:table-cell>
          <table:table-cell table:formula="of:=VARP([.B46:.D46])" office:value-type="float" office:value="168">
            <text:p>168</text:p>
          </table:table-cell>
        </table:table-row>
        <table:table-row table:style-name="ro3">
          <table:table-cell office:value-type="string">
            <text:p>Kawai Takuya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formula="of:=SUM([.B47:.D47])" office:value-type="float" office:value="143">
            <text:p>143</text:p>
          </table:table-cell>
          <table:table-cell table:formula="of:=VARP([.B47:.D47])" office:value-type="float" office:value="22.8888888888889">
            <text:p>22.8888888889</text:p>
          </table:table-cell>
        </table:table-row>
        <table:table-row table:style-name="ro3">
          <table:table-cell office:value-type="string">
            <text:p>Ogiwara Takayuki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formula="of:=SUM([.B48:.D48])" office:value-type="float" office:value="212">
            <text:p>212</text:p>
          </table:table-cell>
          <table:table-cell table:formula="of:=VARP([.B48:.D48])" office:value-type="float" office:value="753.555555555556">
            <text:p>753.5555555556</text:p>
          </table:table-cell>
        </table:table-row>
        <table:table-row table:style-name="ro3">
          <table:table-cell office:value-type="string">
            <text:p>Aogaki Toshihide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formula="of:=SUM([.B49:.D49])" office:value-type="float" office:value="207">
            <text:p>207</text:p>
          </table:table-cell>
          <table:table-cell table:formula="of:=VARP([.B49:.D49])" office:value-type="float" office:value="12.6666666666667">
            <text:p>12.6666666667</text:p>
          </table:table-cell>
        </table:table-row>
        <table:table-row table:style-name="ro3">
          <table:table-cell office:value-type="string">
            <text:p>Yamaki Naoki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SUM([.B50:.D50])" office:value-type="float" office:value="106">
            <text:p>106</text:p>
          </table:table-cell>
          <table:table-cell table:formula="of:=VARP([.B50:.D50])" office:value-type="float" office:value="331.555555555556">
            <text:p>331.5555555556</text:p>
          </table:table-cell>
        </table:table-row>
        <table:table-row table:style-name="ro3">
          <table:table-cell office:value-type="string">
            <text:p>Oonishi Kazuya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SUM([.B51:.D51])" office:value-type="float" office:value="76">
            <text:p>76</text:p>
          </table:table-cell>
          <table:table-cell table:formula="of:=VARP([.B51:.D51])" office:value-type="float" office:value="230.222222222222">
            <text:p>230.2222222222</text:p>
          </table:table-cell>
        </table:table-row>
        <table:table-row table:style-name="ro3">
          <table:table-cell office:value-type="string">
            <text:p>Hashimoto Yutaka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formula="of:=SUM([.B52:.D52])" office:value-type="float" office:value="136">
            <text:p>136</text:p>
          </table:table-cell>
          <table:table-cell table:formula="of:=VARP([.B52:.D52])" office:value-type="float" office:value="326.888888888889">
            <text:p>326.8888888889</text:p>
          </table:table-cell>
        </table:table-row>
        <table:table-row table:style-name="ro3">
          <table:table-cell office:value-type="string">
            <text:p>Maruyama Masayuki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SUM([.B53:.D53])" office:value-type="float" office:value="190">
            <text:p>190</text:p>
          </table:table-cell>
          <table:table-cell table:formula="of:=VARP([.B53:.D53])" office:value-type="float" office:value="438.888888888889">
            <text:p>438.8888888889</text:p>
          </table:table-cell>
        </table:table-row>
        <table:table-row table:style-name="ro3">
          <table:table-cell office:value-type="string">
            <text:p>Yamada Noriaki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SUM([.B54:.D54])" office:value-type="float" office:value="113">
            <text:p>113</text:p>
          </table:table-cell>
          <table:table-cell table:formula="of:=VARP([.B54:.D54])" office:value-type="float" office:value="792.888888888889">
            <text:p>792.8888888889</text:p>
          </table:table-cell>
        </table:table-row>
        <table:table-row table:style-name="ro3">
          <table:table-cell office:value-type="string">
            <text:p>Matsuo Makoto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table:formula="of:=SUM([.B55:.D55])" office:value-type="float" office:value="176">
            <text:p>176</text:p>
          </table:table-cell>
          <table:table-cell table:formula="of:=VARP([.B55:.D55])" office:value-type="float" office:value="77.5555555555556">
            <text:p>77.5555555556</text:p>
          </table:table-cell>
        </table:table-row>
        <table:table-row table:style-name="ro3">
          <table:table-cell office:value-type="string">
            <text:p>Matsumura Naohiro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SUM([.B56:.D56])" office:value-type="float" office:value="77">
            <text:p>77</text:p>
          </table:table-cell>
          <table:table-cell table:formula="of:=VARP([.B56:.D56])" office:value-type="float" office:value="22.8888888888889">
            <text:p>22.8888888889</text:p>
          </table:table-cell>
        </table:table-row>
        <table:table-row table:style-name="ro3">
          <table:table-cell office:value-type="string">
            <text:p>Suzuki Yoshiteru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table:formula="of:=SUM([.B57:.D57])" office:value-type="float" office:value="144">
            <text:p>144</text:p>
          </table:table-cell>
          <table:table-cell table:formula="of:=VARP([.B57:.D57])" office:value-type="float" office:value="222">
            <text:p>222</text:p>
          </table:table-cell>
        </table:table-row>
        <table:table-row table:style-name="ro3">
          <table:table-cell office:value-type="string">
            <text:p>Nishino Masaru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table:formula="of:=SUM([.B58:.D58])" office:value-type="float" office:value="200">
            <text:p>200</text:p>
          </table:table-cell>
          <table:table-cell table:formula="of:=VARP([.B58:.D58])" office:value-type="float" office:value="54.8888888888889">
            <text:p>54.8888888889</text:p>
          </table:table-cell>
        </table:table-row>
        <table:table-row table:style-name="ro3">
          <table:table-cell office:value-type="string">
            <text:p>Misyou Asami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table:formula="of:=SUM([.B59:.D59])" office:value-type="float" office:value="175">
            <text:p>175</text:p>
          </table:table-cell>
          <table:table-cell table:formula="of:=VARP([.B59:.D59])" office:value-type="float" office:value="262.888888888889">
            <text:p>262.8888888889</text:p>
          </table:table-cell>
        </table:table-row>
        <table:table-row table:style-name="ro3">
          <table:table-cell office:value-type="string">
            <text:p>Takezawa Hayato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SUM([.B60:.D60])" office:value-type="float" office:value="130">
            <text:p>130</text:p>
          </table:table-cell>
          <table:table-cell table:formula="of:=VARP([.B60:.D60])" office:value-type="float" office:value="813.555555555556">
            <text:p>813.5555555556</text:p>
          </table:table-cell>
        </table:table-row>
        <table:table-row table:style-name="ro3">
          <table:table-cell office:value-type="string">
            <text:p>Katou Yoshiki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SUM([.B61:.D61])" office:value-type="float" office:value="116">
            <text:p>116</text:p>
          </table:table-cell>
          <table:table-cell table:formula="of:=VARP([.B61:.D61])" office:value-type="float" office:value="667.555555555556">
            <text:p>667.5555555556</text:p>
          </table:table-cell>
        </table:table-row>
        <table:table-row table:style-name="ro3">
          <table:table-cell office:value-type="string">
            <text:p>Kobayashi Mamoru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table:formula="of:=SUM([.B62:.D62])" office:value-type="float" office:value="162">
            <text:p>162</text:p>
          </table:table-cell>
          <table:table-cell table:formula="of:=VARP([.B62:.D62])" office:value-type="float" office:value="1104.66666666667">
            <text:p>1104.6666666667</text:p>
          </table:table-cell>
        </table:table-row>
        <table:table-row table:style-name="ro3">
          <table:table-cell office:value-type="string">
            <text:p>Fujita Keita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formula="of:=SUM([.B63:.D63])" office:value-type="float" office:value="97">
            <text:p>97</text:p>
          </table:table-cell>
          <table:table-cell table:formula="of:=VARP([.B63:.D63])" office:value-type="float" office:value="187.555555555556">
            <text:p>187.5555555556</text:p>
          </table:table-cell>
        </table:table-row>
        <table:table-row table:style-name="ro3">
          <table:table-cell office:value-type="string">
            <text:p>Fujii Yuuichi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SUM([.B64:.D64])" office:value-type="float" office:value="93">
            <text:p>93</text:p>
          </table:table-cell>
          <table:table-cell table:formula="of:=VARP([.B64:.D64])" office:value-type="float" office:value="480.666666666667">
            <text:p>480.6666666667</text:p>
          </table:table-cell>
        </table:table-row>
        <table:table-row table:style-name="ro3">
          <table:table-cell office:value-type="string">
            <text:p>Kaida Yuuki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table:formula="of:=SUM([.B65:.D65])" office:value-type="float" office:value="158">
            <text:p>158</text:p>
          </table:table-cell>
          <table:table-cell table:formula="of:=VARP([.B65:.D65])" office:value-type="float" office:value="97.5555555555556">
            <text:p>97.5555555556</text:p>
          </table:table-cell>
        </table:table-row>
        <table:table-row table:style-name="ro3">
          <table:table-cell office:value-type="string">
            <text:p>Suzuki Satoshi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table:formula="of:=SUM([.B66:.D66])" office:value-type="float" office:value="127">
            <text:p>127</text:p>
          </table:table-cell>
          <table:table-cell table:formula="of:=VARP([.B66:.D66])" office:value-type="float" office:value="469.555555555556">
            <text:p>469.5555555556</text:p>
          </table:table-cell>
        </table:table-row>
        <table:table-row table:style-name="ro3">
          <table:table-cell office:value-type="string">
            <text:p>Kanazawa Miki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formula="of:=SUM([.B67:.D67])" office:value-type="float" office:value="128">
            <text:p>128</text:p>
          </table:table-cell>
          <table:table-cell table:formula="of:=VARP([.B67:.D67])" office:value-type="float" office:value="521.555555555556">
            <text:p>521.5555555556</text:p>
          </table:table-cell>
        </table:table-row>
        <table:table-row table:style-name="ro3">
          <table:table-cell office:value-type="string">
            <text:p>Hasegawa Hiroyuki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table:formula="of:=SUM([.B68:.D68])" office:value-type="float" office:value="163">
            <text:p>163</text:p>
          </table:table-cell>
          <table:table-cell table:formula="of:=VARP([.B68:.D68])" office:value-type="float" office:value="106.888888888889">
            <text:p>106.8888888889</text:p>
          </table:table-cell>
        </table:table-row>
        <table:table-row table:style-name="ro3">
          <table:table-cell office:value-type="string">
            <text:p>Noguchi Takahito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table:formula="of:=SUM([.B69:.D69])" office:value-type="float" office:value="155">
            <text:p>155</text:p>
          </table:table-cell>
          <table:table-cell table:formula="of:=VARP([.B69:.D69])" office:value-type="float" office:value="416.888888888889">
            <text:p>416.8888888889</text:p>
          </table:table-cell>
        </table:table-row>
        <table:table-row table:style-name="ro3">
          <table:table-cell office:value-type="string">
            <text:p>Satake Nao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table:formula="of:=SUM([.B70:.D70])" office:value-type="float" office:value="178">
            <text:p>178</text:p>
          </table:table-cell>
          <table:table-cell table:formula="of:=VARP([.B70:.D70])" office:value-type="float" office:value="259.555555555556">
            <text:p>259.5555555556</text:p>
          </table:table-cell>
        </table:table-row>
        <table:table-row table:style-name="ro3">
          <table:table-cell office:value-type="string">
            <text:p>Yoshikawa Yasutaka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formula="of:=SUM([.B71:.D71])" office:value-type="float" office:value="81">
            <text:p>81</text:p>
          </table:table-cell>
          <table:table-cell table:formula="of:=VARP([.B71:.D71])" office:value-type="float" office:value="416.666666666667">
            <text:p>416.6666666667</text:p>
          </table:table-cell>
        </table:table-row>
        <table:table-row table:style-name="ro3">
          <table:table-cell office:value-type="string">
            <text:p>Kumagai Ryouei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formula="of:=SUM([.B72:.D72])" office:value-type="float" office:value="100">
            <text:p>100</text:p>
          </table:table-cell>
          <table:table-cell table:formula="of:=VARP([.B72:.D72])" office:value-type="float" office:value="348.222222222222">
            <text:p>348.2222222222</text:p>
          </table:table-cell>
        </table:table-row>
        <table:table-row table:style-name="ro3">
          <table:table-cell office:value-type="string">
            <text:p>Kobayashi Hajim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table:formula="of:=SUM([.B73:.D73])" office:value-type="float" office:value="211">
            <text:p>211</text:p>
          </table:table-cell>
          <table:table-cell table:formula="of:=VARP([.B73:.D73])" office:value-type="float" office:value="497.555555555556">
            <text:p>497.5555555556</text:p>
          </table:table-cell>
        </table:table-row>
        <table:table-row table:style-name="ro3">
          <table:table-cell office:value-type="string">
            <text:p>Kinuwaki Syunichi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table:formula="of:=SUM([.B74:.D74])" office:value-type="float" office:value="134">
            <text:p>134</text:p>
          </table:table-cell>
          <table:table-cell table:formula="of:=VARP([.B74:.D74])" office:value-type="float" office:value="1488.88888888889">
            <text:p>1488.8888888889</text:p>
          </table:table-cell>
        </table:table-row>
        <table:table-row table:style-name="ro3">
          <table:table-cell office:value-type="string">
            <text:p>Watanabe Taichi</text:p>
          </table:table-cell>
          <table:table-cell table:number-columns-repeated="2" office:value-type="float" office:value="45">
            <text:p>45</text:p>
          </table:table-cell>
          <table:table-cell office:value-type="float" office:value="38">
            <text:p>38</text:p>
          </table:table-cell>
          <table:table-cell table:formula="of:=SUM([.B75:.D75])" office:value-type="float" office:value="128">
            <text:p>128</text:p>
          </table:table-cell>
          <table:table-cell table:formula="of:=VARP([.B75:.D75])" office:value-type="float" office:value="10.8888888888889">
            <text:p>10.8888888889</text:p>
          </table:table-cell>
        </table:table-row>
        <table:table-row table:style-name="ro3">
          <table:table-cell office:value-type="string">
            <text:p>Sasaki Hiroaki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48">
            <text:p>48</text:p>
          </table:table-cell>
          <table:table-cell table:formula="of:=SUM([.B76:.D76])" office:value-type="float" office:value="174">
            <text:p>174</text:p>
          </table:table-cell>
          <table:table-cell table:formula="of:=VARP([.B76:.D76])" office:value-type="float" office:value="690.666666666667">
            <text:p>690.6666666667</text:p>
          </table:table-cell>
        </table:table-row>
        <table:table-row table:style-name="ro3">
          <table:table-cell office:value-type="string">
            <text:p>Akutsu Takeshi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table:formula="of:=SUM([.B77:.D77])" office:value-type="float" office:value="233">
            <text:p>233</text:p>
          </table:table-cell>
          <table:table-cell table:formula="of:=VARP([.B77:.D77])" office:value-type="float" office:value="219.555555555556">
            <text:p>219.5555555556</text:p>
          </table:table-cell>
        </table:table-row>
        <table:table-row table:style-name="ro3">
          <table:table-cell office:value-type="string">
            <text:p>Inukai Nobuhiko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table:formula="of:=SUM([.B78:.D78])" office:value-type="float" office:value="138">
            <text:p>138</text:p>
          </table:table-cell>
          <table:table-cell table:formula="of:=VARP([.B78:.D78])" office:value-type="float" office:value="844.666666666667">
            <text:p>844.6666666667</text:p>
          </table:table-cell>
        </table:table-row>
        <table:table-row table:style-name="ro3">
          <table:table-cell office:value-type="string">
            <text:p>Oikawa Yoshio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SUM([.B79:.D79])" office:value-type="float" office:value="119">
            <text:p>119</text:p>
          </table:table-cell>
          <table:table-cell table:formula="of:=VARP([.B79:.D79])" office:value-type="float" office:value="747.555555555556">
            <text:p>747.5555555556</text:p>
          </table:table-cell>
        </table:table-row>
        <table:table-row table:style-name="ro3">
          <table:table-cell office:value-type="string">
            <text:p>Sakai Hiroshi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table:formula="of:=SUM([.B80:.D80])" office:value-type="float" office:value="107">
            <text:p>107</text:p>
          </table:table-cell>
          <table:table-cell table:formula="of:=VARP([.B80:.D80])" office:value-type="float" office:value="90.8888888888889">
            <text:p>90.8888888889</text:p>
          </table:table-cell>
        </table:table-row>
        <table:table-row table:style-name="ro3">
          <table:table-cell office:value-type="string">
            <text:p>Yamamoto Yoshiko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table:formula="of:=SUM([.B81:.D81])" office:value-type="float" office:value="139">
            <text:p>139</text:p>
          </table:table-cell>
          <table:table-cell table:formula="of:=VARP([.B81:.D81])" office:value-type="float" office:value="990.888888888889">
            <text:p>990.8888888889</text:p>
          </table:table-cell>
        </table:table-row>
        <table:table-row table:style-name="ro3">
          <table:table-cell office:value-type="string">
            <text:p>Suzuki Yuuki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formula="of:=SUM([.B82:.D82])" office:value-type="float" office:value="98">
            <text:p>98</text:p>
          </table:table-cell>
          <table:table-cell table:formula="of:=VARP([.B82:.D82])" office:value-type="float" office:value="81.5555555555556">
            <text:p>81.5555555556</text:p>
          </table:table-cell>
        </table:table-row>
        <table:table-row table:style-name="ro3">
          <table:table-cell office:value-type="string">
            <text:p>Itou Nobuhiro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table:formula="of:=SUM([.B83:.D83])" office:value-type="float" office:value="236">
            <text:p>236</text:p>
          </table:table-cell>
          <table:table-cell table:formula="of:=VARP([.B83:.D83])" office:value-type="float" office:value="116.222222222222">
            <text:p>116.2222222222</text:p>
          </table:table-cell>
        </table:table-row>
        <table:table-row table:style-name="ro3">
          <table:table-cell office:value-type="string">
            <text:p>Katori Yutaka</text:p>
          </table:table-cell>
          <table:table-cell office:value-type="float" office:value="51">
            <text:p>51</text:p>
          </table:table-cell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table:formula="of:=SUM([.B84:.D84])" office:value-type="float" office:value="185">
            <text:p>185</text:p>
          </table:table-cell>
          <table:table-cell table:formula="of:=VARP([.B84:.D84])" office:value-type="float" office:value="323.555555555556">
            <text:p>323.5555555556</text:p>
          </table:table-cell>
        </table:table-row>
        <table:table-row table:style-name="ro3">
          <table:table-cell office:value-type="string">
            <text:p>Sekine Koujirou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formula="of:=SUM([.B85:.D85])" office:value-type="float" office:value="77">
            <text:p>77</text:p>
          </table:table-cell>
          <table:table-cell table:formula="of:=VARP([.B85:.D85])" office:value-type="float" office:value="280.222222222222">
            <text:p>280.2222222222</text:p>
          </table:table-cell>
        </table:table-row>
        <table:table-row table:style-name="ro3">
          <table:table-cell office:value-type="string">
            <text:p>Kamoshita Kenji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table:formula="of:=SUM([.B86:.D86])" office:value-type="float" office:value="235">
            <text:p>235</text:p>
          </table:table-cell>
          <table:table-cell table:formula="of:=VARP([.B86:.D86])" office:value-type="float" office:value="130.888888888889">
            <text:p>130.8888888889</text:p>
          </table:table-cell>
        </table:table-row>
        <table:table-row table:style-name="ro3">
          <table:table-cell office:value-type="string">
            <text:p>Tsuji Masato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table:formula="of:=SUM([.B87:.D87])" office:value-type="float" office:value="208">
            <text:p>208</text:p>
          </table:table-cell>
          <table:table-cell table:formula="of:=VARP([.B87:.D87])" office:value-type="float" office:value="300.222222222222">
            <text:p>300.2222222222</text:p>
          </table:table-cell>
        </table:table-row>
        <table:table-row table:style-name="ro3">
          <table:table-cell office:value-type="string">
            <text:p>Susa Satoshi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47">
            <text:p>47</text:p>
          </table:table-cell>
          <table:table-cell table:formula="of:=SUM([.B88:.D88])" office:value-type="float" office:value="191">
            <text:p>191</text:p>
          </table:table-cell>
          <table:table-cell table:formula="of:=VARP([.B88:.D88])" office:value-type="float" office:value="219.555555555556">
            <text:p>219.5555555556</text:p>
          </table:table-cell>
        </table:table-row>
        <table:table-row table:style-name="ro3">
          <table:table-cell office:value-type="string">
            <text:p>Watanabe Takehiro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 table:formula="of:=SUM([.B89:.D89])" office:value-type="float" office:value="166">
            <text:p>166</text:p>
          </table:table-cell>
          <table:table-cell table:formula="of:=VARP([.B89:.D89])" office:value-type="float" office:value="828.222222222222">
            <text:p>828.2222222222</text:p>
          </table:table-cell>
        </table:table-row>
        <table:table-row table:style-name="ro3">
          <table:table-cell office:value-type="string">
            <text:p>Takanashi Hiroshi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table:formula="of:=SUM([.B90:.D90])" office:value-type="float" office:value="119">
            <text:p>119</text:p>
          </table:table-cell>
          <table:table-cell table:formula="of:=VARP([.B90:.D90])" office:value-type="float" office:value="216.222222222222">
            <text:p>216.2222222222</text:p>
          </table:table-cell>
        </table:table-row>
        <table:table-row table:style-name="ro3">
          <table:table-cell office:value-type="string">
            <text:p>Fujitsu Masahiro</text:p>
          </table:table-cell>
          <table:table-cell table:number-columns-repeated="2" office:value-type="float" office:value="59">
            <text:p>59</text:p>
          </table:table-cell>
          <table:table-cell office:value-type="float" office:value="27">
            <text:p>27</text:p>
          </table:table-cell>
          <table:table-cell table:formula="of:=SUM([.B91:.D91])" office:value-type="float" office:value="145">
            <text:p>145</text:p>
          </table:table-cell>
          <table:table-cell table:formula="of:=VARP([.B91:.D91])" office:value-type="float" office:value="227.555555555556">
            <text:p>227.5555555556</text:p>
          </table:table-cell>
        </table:table-row>
        <table:table-row table:style-name="ro3">
          <table:table-cell office:value-type="string">
            <text:p>Saitou Katsutaka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table:formula="of:=SUM([.B92:.D92])" office:value-type="float" office:value="166">
            <text:p>166</text:p>
          </table:table-cell>
          <table:table-cell table:formula="of:=VARP([.B92:.D92])" office:value-type="float" office:value="957.555555555556">
            <text:p>957.5555555556</text:p>
          </table:table-cell>
        </table:table-row>
        <table:table-row table:style-name="ro3">
          <table:table-cell office:value-type="string">
            <text:p>Saimura Jyunichi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table:formula="of:=SUM([.B93:.D93])" office:value-type="float" office:value="165">
            <text:p>165</text:p>
          </table:table-cell>
          <table:table-cell table:formula="of:=VARP([.B93:.D93])" office:value-type="float" office:value="518">
            <text:p>518</text:p>
          </table:table-cell>
        </table:table-row>
        <table:table-row table:style-name="ro3">
          <table:table-cell office:value-type="string">
            <text:p>Suzuki Dai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table:formula="of:=SUM([.B94:.D94])" office:value-type="float" office:value="172">
            <text:p>172</text:p>
          </table:table-cell>
          <table:table-cell table:formula="of:=VARP([.B94:.D94])" office:value-type="float" office:value="536.222222222222">
            <text:p>536.2222222222</text:p>
          </table:table-cell>
        </table:table-row>
        <table:table-row table:style-name="ro3">
          <table:table-cell office:value-type="string">
            <text:p>Kamihira Takayuki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formula="of:=SUM([.B95:.D95])" office:value-type="float" office:value="148">
            <text:p>148</text:p>
          </table:table-cell>
          <table:table-cell table:formula="of:=VARP([.B95:.D95])" office:value-type="float" office:value="602.888888888889">
            <text:p>602.8888888889</text:p>
          </table:table-cell>
        </table:table-row>
        <table:table-row table:style-name="ro3">
          <table:table-cell office:value-type="string">
            <text:p>Takakuwa Yuko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SUM([.B96:.D96])" office:value-type="float" office:value="132">
            <text:p>132</text:p>
          </table:table-cell>
          <table:table-cell table:formula="of:=VARP([.B96:.D96])" office:value-type="float" office:value="1128.66666666667">
            <text:p>1128.6666666667</text:p>
          </table:table-cell>
        </table:table-row>
        <table:table-row table:style-name="ro3">
          <table:table-cell office:value-type="string">
            <text:p>Komatsu Shinji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table:formula="of:=SUM([.B97:.D97])" office:value-type="float" office:value="174">
            <text:p>174</text:p>
          </table:table-cell>
          <table:table-cell table:formula="of:=VARP([.B97:.D97])" office:value-type="float" office:value="272.666666666667">
            <text:p>272.6666666667</text:p>
          </table:table-cell>
        </table:table-row>
        <table:table-row table:style-name="ro3">
          <table:table-cell office:value-type="string">
            <text:p>Saitou Shinichi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table:formula="of:=SUM([.B98:.D98])" office:value-type="float" office:value="207">
            <text:p>207</text:p>
          </table:table-cell>
          <table:table-cell table:formula="of:=VARP([.B98:.D98])" office:value-type="float" office:value="242.666666666667">
            <text:p>242.6666666667</text:p>
          </table:table-cell>
        </table:table-row>
        <table:table-row table:style-name="ro3">
          <table:table-cell office:value-type="string">
            <text:p>Kushida Kiyotaka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B99:.D99])" office:value-type="float" office:value="105">
            <text:p>105</text:p>
          </table:table-cell>
          <table:table-cell table:formula="of:=VARP([.B99:.D99])" office:value-type="float" office:value="514.666666666667">
            <text:p>514.6666666667</text:p>
          </table:table-cell>
        </table:table-row>
        <table:table-row table:style-name="ro3">
          <table:table-cell office:value-type="string">
            <text:p>Endou Kenjyu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table:formula="of:=SUM([.B100:.D100])" office:value-type="float" office:value="153">
            <text:p>153</text:p>
          </table:table-cell>
          <table:table-cell table:formula="of:=VARP([.B100:.D100])" office:value-type="float" office:value="816.666666666667">
            <text:p>816.6666666667</text:p>
          </table:table-cell>
        </table:table-row>
        <table:table-row table:style-name="ro3">
          <table:table-cell office:value-type="string">
            <text:p>Chikage Kumi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table:formula="of:=SUM([.B101:.D101])" office:value-type="float" office:value="119">
            <text:p>119</text:p>
          </table:table-cell>
          <table:table-cell table:formula="of:=VARP([.B101:.D101])" office:value-type="float" office:value="1177.55555555556">
            <text:p>1177.5555555556</text:p>
          </table:table-cell>
        </table:table-row>
        <table:table-row table:style-name="ro3">
          <table:table-cell office:value-type="string">
            <text:p>Fujita Yuuta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table:formula="of:=SUM([.B102:.D102])" office:value-type="float" office:value="167">
            <text:p>167</text:p>
          </table:table-cell>
          <table:table-cell table:formula="of:=VARP([.B102:.D102])" office:value-type="float" office:value="797.555555555556">
            <text:p>797.5555555556</text:p>
          </table:table-cell>
        </table:table-row>
        <table:table-row table:style-name="ro3">
          <table:table-cell office:value-type="string">
            <text:p>Harada Syoutarou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SUM([.B103:.D103])" office:value-type="float" office:value="113">
            <text:p>113</text:p>
          </table:table-cell>
          <table:table-cell table:formula="of:=VARP([.B103:.D103])" office:value-type="float" office:value="44.2222222222222">
            <text:p>44.2222222222</text:p>
          </table:table-cell>
        </table:table-row>
        <table:table-row table:style-name="ro3">
          <table:table-cell office:value-type="string">
            <text:p>Itou Shinya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table:formula="of:=SUM([.B104:.D104])" office:value-type="float" office:value="172">
            <text:p>172</text:p>
          </table:table-cell>
          <table:table-cell table:formula="of:=VARP([.B104:.D104])" office:value-type="float" office:value="1336.22222222222">
            <text:p>1336.2222222222</text:p>
          </table:table-cell>
        </table:table-row>
        <table:table-row table:style-name="ro3">
          <table:table-cell office:value-type="string">
            <text:p>Mori Youko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formula="of:=SUM([.B105:.D105])" office:value-type="float" office:value="107">
            <text:p>107</text:p>
          </table:table-cell>
          <table:table-cell table:formula="of:=VARP([.B105:.D105])" office:value-type="float" office:value="28.2222222222222">
            <text:p>28.2222222222</text:p>
          </table:table-cell>
        </table:table-row>
        <table:table-row table:style-name="ro3">
          <table:table-cell office:value-type="string">
            <text:p>Masuko Yuusuke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formula="of:=SUM([.B106:.D106])" office:value-type="float" office:value="165">
            <text:p>165</text:p>
          </table:table-cell>
          <table:table-cell table:formula="of:=VARP([.B106:.D106])" office:value-type="float" office:value="146">
            <text:p>146</text:p>
          </table:table-cell>
        </table:table-row>
        <table:table-row table:style-name="ro3">
          <table:table-cell office:value-type="string">
            <text:p>Sekiba Masato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table:formula="of:=SUM([.B107:.D107])" office:value-type="float" office:value="183">
            <text:p>183</text:p>
          </table:table-cell>
          <table:table-cell table:formula="of:=VARP([.B107:.D107])" office:value-type="float" office:value="24">
            <text:p>24</text:p>
          </table:table-cell>
        </table:table-row>
        <table:table-row table:style-name="ro3">
          <table:table-cell office:value-type="string">
            <text:p>Onose Ayumu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table:formula="of:=SUM([.B108:.D108])" office:value-type="float" office:value="207">
            <text:p>207</text:p>
          </table:table-cell>
          <table:table-cell table:formula="of:=VARP([.B108:.D108])" office:value-type="float" office:value="56">
            <text:p>56</text:p>
          </table:table-cell>
        </table:table-row>
        <table:table-row table:style-name="ro3">
          <table:table-cell office:value-type="string">
            <text:p>Katsumata Takanori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SUM([.B109:.D109])" office:value-type="float" office:value="90">
            <text:p>90</text:p>
          </table:table-cell>
          <table:table-cell table:formula="of:=VARP([.B109:.D109])" office:value-type="float" office:value="332.666666666667">
            <text:p>332.6666666667</text:p>
          </table:table-cell>
        </table:table-row>
        <table:table-row table:style-name="ro3">
          <table:table-cell office:value-type="string">
            <text:p>Takano Tatsuya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  <table:table-cell table:formula="of:=SUM([.B110:.D110])" office:value-type="float" office:value="229">
            <text:p>229</text:p>
          </table:table-cell>
          <table:table-cell table:formula="of:=VARP([.B110:.D110])" office:value-type="float" office:value="272.222222222222">
            <text:p>272.2222222222</text:p>
          </table:table-cell>
        </table:table-row>
        <table:table-row table:style-name="ro3">
          <table:table-cell office:value-type="string">
            <text:p>Sudou Masatsugu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float" office:value="45">
            <text:p>45</text:p>
          </table:table-cell>
          <table:table-cell table:formula="of:=SUM([.B111:.D111])" office:value-type="float" office:value="192">
            <text:p>192</text:p>
          </table:table-cell>
          <table:table-cell table:formula="of:=VARP([.B111:.D111])" office:value-type="float" office:value="408.666666666667">
            <text:p>408.6666666667</text:p>
          </table:table-cell>
        </table:table-row>
        <table:table-row table:style-name="ro3">
          <table:table-cell office:value-type="string">
            <text:p>Inaguma Yuri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table:formula="of:=SUM([.B112:.D112])" office:value-type="float" office:value="115">
            <text:p>115</text:p>
          </table:table-cell>
          <table:table-cell table:formula="of:=VARP([.B112:.D112])" office:value-type="float" office:value="366.888888888889">
            <text:p>366.8888888889</text:p>
          </table:table-cell>
        </table:table-row>
        <table:table-row table:style-name="ro3">
          <table:table-cell office:value-type="string">
            <text:p>Matsuzaki Hiromichi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table:formula="of:=SUM([.B113:.D113])" office:value-type="float" office:value="206">
            <text:p>206</text:p>
          </table:table-cell>
          <table:table-cell table:formula="of:=VARP([.B113:.D113])" office:value-type="float" office:value="24.8888888888889">
            <text:p>24.8888888889</text:p>
          </table:table-cell>
        </table:table-row>
        <table:table-row table:style-name="ro3">
          <table:table-cell office:value-type="string">
            <text:p>Satou Tatsurou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table:formula="of:=SUM([.B114:.D114])" office:value-type="float" office:value="241">
            <text:p>241</text:p>
          </table:table-cell>
          <table:table-cell table:formula="of:=VARP([.B114:.D114])" office:value-type="float" office:value="150.222222222222">
            <text:p>150.2222222222</text:p>
          </table:table-cell>
        </table:table-row>
        <table:table-row table:style-name="ro3">
          <table:table-cell office:value-type="string">
            <text:p>Ishimoto Yu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SUM([.B115:.D115])" office:value-type="float" office:value="120">
            <text:p>120</text:p>
          </table:table-cell>
          <table:table-cell table:formula="of:=VARP([.B115:.D115])" office:value-type="float" office:value="808.666666666667">
            <text:p>808.6666666667</text:p>
          </table:table-cell>
        </table:table-row>
        <table:table-row table:style-name="ro3">
          <table:table-cell office:value-type="string">
            <text:p>Minabe Noriko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table:formula="of:=SUM([.B116:.D116])" office:value-type="float" office:value="127">
            <text:p>127</text:p>
          </table:table-cell>
          <table:table-cell table:formula="of:=VARP([.B116:.D116])" office:value-type="float" office:value="1000.22222222222">
            <text:p>1000.2222222222</text:p>
          </table:table-cell>
        </table:table-row>
        <table:table-row table:style-name="ro3">
          <table:table-cell office:value-type="string">
            <text:p>Umehara Daisuke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SUM([.B117:.D117])" office:value-type="float" office:value="94">
            <text:p>94</text:p>
          </table:table-cell>
          <table:table-cell table:formula="of:=VARP([.B117:.D117])" office:value-type="float" office:value="142.888888888889">
            <text:p>142.8888888889</text:p>
          </table:table-cell>
        </table:table-row>
        <table:table-row table:style-name="ro3">
          <table:table-cell office:value-type="string">
            <text:p>Inoue Hiroshi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formula="of:=SUM([.B118:.D118])" office:value-type="float" office:value="224">
            <text:p>224</text:p>
          </table:table-cell>
          <table:table-cell table:formula="of:=VARP([.B118:.D118])" office:value-type="float" office:value="248.222222222222">
            <text:p>248.2222222222</text:p>
          </table:table-cell>
        </table:table-row>
        <table:table-row table:style-name="ro3">
          <table:table-cell office:value-type="string">
            <text:p>Tobe Naoto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119:.D119])" office:value-type="float" office:value="76">
            <text:p>76</text:p>
          </table:table-cell>
          <table:table-cell table:formula="of:=VARP([.B119:.D119])" office:value-type="float" office:value="536.888888888889">
            <text:p>536.8888888889</text:p>
          </table:table-cell>
        </table:table-row>
        <table:table-row table:style-name="ro3">
          <table:table-cell office:value-type="string">
            <text:p>Midorikawa Toshikatsu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table:formula="of:=SUM([.B120:.D120])" office:value-type="float" office:value="154">
            <text:p>154</text:p>
          </table:table-cell>
          <table:table-cell table:formula="of:=VARP([.B120:.D120])" office:value-type="float" office:value="422.222222222222">
            <text:p>422.2222222222</text:p>
          </table:table-cell>
        </table:table-row>
        <table:table-row table:style-name="ro3">
          <table:table-cell office:value-type="string">
            <text:p>Yasuda Kazuya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table:formula="of:=SUM([.B121:.D121])" office:value-type="float" office:value="181">
            <text:p>181</text:p>
          </table:table-cell>
          <table:table-cell table:formula="of:=VARP([.B121:.D121])" office:value-type="float" office:value="536.888888888889">
            <text:p>536.8888888889</text:p>
          </table:table-cell>
        </table:table-row>
        <table:table-row table:style-name="ro3">
          <table:table-cell office:value-type="string">
            <text:p>Koumura Menyuu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SUM([.B122:.D122])" office:value-type="float" office:value="112">
            <text:p>112</text:p>
          </table:table-cell>
          <table:table-cell table:formula="of:=VARP([.B122:.D122])" office:value-type="float" office:value="1.55555555555556">
            <text:p>1.5555555556</text:p>
          </table:table-cell>
        </table:table-row>
        <table:table-row table:style-name="ro3">
          <table:table-cell office:value-type="string">
            <text:p>Uchida Kouhei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SUM([.B123:.D123])" office:value-type="float" office:value="61">
            <text:p>61</text:p>
          </table:table-cell>
          <table:table-cell table:formula="of:=VARP([.B123:.D123])" office:value-type="float" office:value="266.888888888889">
            <text:p>266.8888888889</text:p>
          </table:table-cell>
        </table:table-row>
        <table:table-row table:style-name="ro3">
          <table:table-cell office:value-type="string">
            <text:p>Souno Jyun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table:formula="of:=SUM([.B124:.D124])" office:value-type="float" office:value="188">
            <text:p>188</text:p>
          </table:table-cell>
          <table:table-cell table:formula="of:=VARP([.B124:.D124])" office:value-type="float" office:value="729.555555555556">
            <text:p>729.5555555556</text:p>
          </table:table-cell>
        </table:table-row>
        <table:table-row table:style-name="ro3">
          <table:table-cell office:value-type="string">
            <text:p>Nakajima Takao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table:formula="of:=SUM([.B125:.D125])" office:value-type="float" office:value="237">
            <text:p>237</text:p>
          </table:table-cell>
          <table:table-cell table:formula="of:=VARP([.B125:.D125])" office:value-type="float" office:value="208.666666666667">
            <text:p>208.6666666667</text:p>
          </table:table-cell>
        </table:table-row>
        <table:table-row table:style-name="ro3">
          <table:table-cell office:value-type="string">
            <text:p>Monoi Ichirou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 table:formula="of:=SUM([.B126:.D126])" office:value-type="float" office:value="177">
            <text:p>177</text:p>
          </table:table-cell>
          <table:table-cell table:formula="of:=VARP([.B126:.D126])" office:value-type="float" office:value="912.666666666667">
            <text:p>912.6666666667</text:p>
          </table:table-cell>
        </table:table-row>
        <table:table-row table:style-name="ro3">
          <table:table-cell office:value-type="string">
            <text:p>Nishitani Eiji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SUM([.B127:.D127])" office:value-type="float" office:value="116">
            <text:p>116</text:p>
          </table:table-cell>
          <table:table-cell table:formula="of:=VARP([.B127:.D127])" office:value-type="float" office:value="328.222222222222">
            <text:p>328.2222222222</text:p>
          </table:table-cell>
        </table:table-row>
        <table:table-row table:style-name="ro3">
          <table:table-cell office:value-type="string">
            <text:p>Iwazaki Yoshie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formula="of:=SUM([.B128:.D128])" office:value-type="float" office:value="111">
            <text:p>111</text:p>
          </table:table-cell>
          <table:table-cell table:formula="of:=VARP([.B128:.D128])" office:value-type="float" office:value="544.666666666667">
            <text:p>544.6666666667</text:p>
          </table:table-cell>
        </table:table-row>
        <table:table-row table:style-name="ro3">
          <table:table-cell office:value-type="string">
            <text:p>Nagao Wataru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SUM([.B129:.D129])" office:value-type="float" office:value="74">
            <text:p>74</text:p>
          </table:table-cell>
          <table:table-cell table:formula="of:=VARP([.B129:.D129])" office:value-type="float" office:value="161.555555555556">
            <text:p>161.5555555556</text:p>
          </table:table-cell>
        </table:table-row>
        <table:table-row table:style-name="ro3">
          <table:table-cell office:value-type="string">
            <text:p>Onodera Takeru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table:formula="of:=SUM([.B130:.D130])" office:value-type="float" office:value="163">
            <text:p>163</text:p>
          </table:table-cell>
          <table:table-cell table:formula="of:=VARP([.B130:.D130])" office:value-type="float" office:value="579.555555555556">
            <text:p>579.5555555556</text:p>
          </table:table-cell>
        </table:table-row>
        <table:table-row table:style-name="ro3">
          <table:table-cell office:value-type="string">
            <text:p>Hosoi Hiroki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formula="of:=SUM([.B131:.D131])" office:value-type="float" office:value="143">
            <text:p>143</text:p>
          </table:table-cell>
          <table:table-cell table:formula="of:=VARP([.B131:.D131])" office:value-type="float" office:value="153.555555555556">
            <text:p>153.5555555556</text:p>
          </table:table-cell>
        </table:table-row>
        <table:table-row table:style-name="ro3">
          <table:table-cell office:value-type="string">
            <text:p>Sekine Kenta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table:formula="of:=SUM([.B132:.D132])" office:value-type="float" office:value="152">
            <text:p>152</text:p>
          </table:table-cell>
          <table:table-cell table:formula="of:=VARP([.B132:.D132])" office:value-type="float" office:value="253.555555555556">
            <text:p>253.5555555556</text:p>
          </table:table-cell>
        </table:table-row>
        <table:table-row table:style-name="ro3">
          <table:table-cell office:value-type="string">
            <text:p>Munakata Satoru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SUM([.B133:.D133])" office:value-type="float" office:value="84">
            <text:p>84</text:p>
          </table:table-cell>
          <table:table-cell table:formula="of:=VARP([.B133:.D133])" office:value-type="float" office:value="78">
            <text:p>78</text:p>
          </table:table-cell>
        </table:table-row>
        <table:table-row table:style-name="ro3">
          <table:table-cell office:value-type="string">
            <text:p>Oose Kazuyo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formula="of:=SUM([.B134:.D134])" office:value-type="float" office:value="142">
            <text:p>142</text:p>
          </table:table-cell>
          <table:table-cell table:formula="of:=VARP([.B134:.D134])" office:value-type="float" office:value="280.222222222222">
            <text:p>280.2222222222</text:p>
          </table:table-cell>
        </table:table-row>
        <table:table-row table:style-name="ro3">
          <table:table-cell office:value-type="string">
            <text:p>Watabe Shinichi</text:p>
          </table:table-cell>
          <table:table-cell office:value-type="float" office:value="59">
            <text:p>59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table:formula="of:=SUM([.B135:.D135])" office:value-type="float" office:value="185">
            <text:p>185</text:p>
          </table:table-cell>
          <table:table-cell table:formula="of:=VARP([.B135:.D135])" office:value-type="float" office:value="564.222222222222">
            <text:p>564.2222222222</text:p>
          </table:table-cell>
        </table:table-row>
        <table:table-row table:style-name="ro3">
          <table:table-cell office:value-type="string">
            <text:p>Endou Takako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formula="of:=SUM([.B136:.D136])" office:value-type="float" office:value="152">
            <text:p>152</text:p>
          </table:table-cell>
          <table:table-cell table:formula="of:=VARP([.B136:.D136])" office:value-type="float" office:value="869.555555555556">
            <text:p>869.5555555556</text:p>
          </table:table-cell>
        </table:table-row>
        <table:table-row table:style-name="ro3">
          <table:table-cell office:value-type="string">
            <text:p>Kobayashi Kenta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 table:formula="of:=SUM([.B137:.D137])" office:value-type="float" office:value="171">
            <text:p>171</text:p>
          </table:table-cell>
          <table:table-cell table:formula="of:=VARP([.B137:.D137])" office:value-type="float" office:value="1188.66666666667">
            <text:p>1188.6666666667</text:p>
          </table:table-cell>
        </table:table-row>
        <table:table-row table:style-name="ro3">
          <table:table-cell office:value-type="string">
            <text:p>Tashima Naoko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formula="of:=SUM([.B138:.D138])" office:value-type="float" office:value="147">
            <text:p>147</text:p>
          </table:table-cell>
          <table:table-cell table:formula="of:=VARP([.B138:.D138])" office:value-type="float" office:value="66.6666666666667">
            <text:p>66.6666666667</text:p>
          </table:table-cell>
        </table:table-row>
        <table:table-row table:style-name="ro3">
          <table:table-cell office:value-type="string">
            <text:p>Yoshida Mami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table:formula="of:=SUM([.B139:.D139])" office:value-type="float" office:value="168">
            <text:p>168</text:p>
          </table:table-cell>
          <table:table-cell table:formula="of:=VARP([.B139:.D139])" office:value-type="float" office:value="882.666666666667">
            <text:p>882.6666666667</text:p>
          </table:table-cell>
        </table:table-row>
        <table:table-row table:style-name="ro3">
          <table:table-cell office:value-type="string">
            <text:p>Yunoue Hiromi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formula="of:=SUM([.B140:.D140])" office:value-type="float" office:value="158">
            <text:p>158</text:p>
          </table:table-cell>
          <table:table-cell table:formula="of:=VARP([.B140:.D140])" office:value-type="float" office:value="827.555555555556">
            <text:p>827.5555555556</text:p>
          </table:table-cell>
        </table:table-row>
        <table:table-row table:style-name="ro3">
          <table:table-cell office:value-type="string">
            <text:p>Sugano Hiroyuki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table:formula="of:=SUM([.B141:.D141])" office:value-type="float" office:value="125">
            <text:p>125</text:p>
          </table:table-cell>
          <table:table-cell table:formula="of:=VARP([.B141:.D141])" office:value-type="float" office:value="550.888888888889">
            <text:p>550.8888888889</text:p>
          </table:table-cell>
        </table:table-row>
        <table:table-row table:style-name="ro3">
          <table:table-cell office:value-type="string">
            <text:p>Suzuki Yuusuke</text:p>
          </table:table-cell>
          <table:table-cell office:value-type="float" office:value="73">
            <text:p>73</text:p>
          </table:table-cell>
          <table:table-cell table:number-columns-repeated="2" office:value-type="float" office:value="33">
            <text:p>33</text:p>
          </table:table-cell>
          <table:table-cell table:formula="of:=SUM([.B142:.D142])" office:value-type="float" office:value="139">
            <text:p>139</text:p>
          </table:table-cell>
          <table:table-cell table:formula="of:=VARP([.B142:.D142])" office:value-type="float" office:value="355.555555555556">
            <text:p>355.5555555556</text:p>
          </table:table-cell>
        </table:table-row>
        <table:table-row table:style-name="ro3">
          <table:table-cell office:value-type="string">
            <text:p>Kuroiwa Hiroshi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table:formula="of:=SUM([.B143:.D143])" office:value-type="float" office:value="188">
            <text:p>188</text:p>
          </table:table-cell>
          <table:table-cell table:formula="of:=VARP([.B143:.D143])" office:value-type="float" office:value="156.222222222222">
            <text:p>156.2222222222</text:p>
          </table:table-cell>
        </table:table-row>
        <table:table-row table:style-name="ro3">
          <table:table-cell office:value-type="string">
            <text:p>Takeichi Satoshi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table:formula="of:=SUM([.B144:.D144])" office:value-type="float" office:value="194">
            <text:p>194</text:p>
          </table:table-cell>
          <table:table-cell table:formula="of:=VARP([.B144:.D144])" office:value-type="float" office:value="356.222222222222">
            <text:p>356.2222222222</text:p>
          </table:table-cell>
        </table:table-row>
        <table:table-row table:style-name="ro3">
          <table:table-cell office:value-type="string">
            <text:p>Sugano Syouhei</text:p>
          </table:table-cell>
          <table:table-cell office:value-type="float" office:value="44">
            <text:p>44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table:formula="of:=SUM([.B145:.D145])" office:value-type="float" office:value="155">
            <text:p>155</text:p>
          </table:table-cell>
          <table:table-cell table:formula="of:=VARP([.B145:.D145])" office:value-type="float" office:value="690.888888888889">
            <text:p>690.8888888889</text:p>
          </table:table-cell>
        </table:table-row>
        <table:table-row table:style-name="ro3">
          <table:table-cell office:value-type="string">
            <text:p>Yoshida Tsuyoshi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table:formula="of:=SUM([.B146:.D146])" office:value-type="float" office:value="104">
            <text:p>104</text:p>
          </table:table-cell>
          <table:table-cell table:formula="of:=VARP([.B146:.D146])" office:value-type="float" office:value="436.222222222222">
            <text:p>436.2222222222</text:p>
          </table:table-cell>
        </table:table-row>
        <table:table-row table:style-name="ro3">
          <table:table-cell office:value-type="string">
            <text:p>Nojima Yoshihiro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SUM([.B147:.D147])" office:value-type="float" office:value="147">
            <text:p>147</text:p>
          </table:table-cell>
          <table:table-cell table:formula="of:=VARP([.B147:.D147])" office:value-type="float" office:value="194.666666666667">
            <text:p>194.6666666667</text:p>
          </table:table-cell>
        </table:table-row>
        <table:table-row table:style-name="ro3">
          <table:table-cell office:value-type="string">
            <text:p>Ooshima Shinichirou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table:formula="of:=SUM([.B148:.D148])" office:value-type="float" office:value="173">
            <text:p>173</text:p>
          </table:table-cell>
          <table:table-cell table:formula="of:=VARP([.B148:.D148])" office:value-type="float" office:value="941.555555555556">
            <text:p>941.5555555556</text:p>
          </table:table-cell>
        </table:table-row>
        <table:table-row table:style-name="ro3">
          <table:table-cell office:value-type="string">
            <text:p>Kondou Tatsuya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table:formula="of:=SUM([.B149:.D149])" office:value-type="float" office:value="127">
            <text:p>127</text:p>
          </table:table-cell>
          <table:table-cell table:formula="of:=VARP([.B149:.D149])" office:value-type="float" office:value="939.555555555556">
            <text:p>939.5555555556</text:p>
          </table:table-cell>
        </table:table-row>
        <table:table-row table:style-name="ro3">
          <table:table-cell office:value-type="string">
            <text:p>Watabe Yuuki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table:formula="of:=SUM([.B150:.D150])" office:value-type="float" office:value="128">
            <text:p>128</text:p>
          </table:table-cell>
          <table:table-cell table:formula="of:=VARP([.B150:.D150])" office:value-type="float" office:value="328.222222222222">
            <text:p>328.2222222222</text:p>
          </table:table-cell>
        </table:table-row>
        <table:table-row table:style-name="ro3">
          <table:table-cell office:value-type="string">
            <text:p>Hattori Daisuke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table:formula="of:=SUM([.B151:.D151])" office:value-type="float" office:value="155">
            <text:p>155</text:p>
          </table:table-cell>
          <table:table-cell table:formula="of:=VARP([.B151:.D151])" office:value-type="float" office:value="123.555555555556">
            <text:p>123.5555555556</text:p>
          </table:table-cell>
        </table:table-row>
        <table:table-row table:style-name="ro3">
          <table:table-cell office:value-type="string">
            <text:p>Hasobe Akiyoshi</text:p>
          </table:table-cell>
          <table:table-cell table:number-columns-repeated="2" office:value-type="float" office:value="42">
            <text:p>42</text:p>
          </table:table-cell>
          <table:table-cell office:value-type="float" office:value="92">
            <text:p>92</text:p>
          </table:table-cell>
          <table:table-cell table:formula="of:=SUM([.B152:.D152])" office:value-type="float" office:value="176">
            <text:p>176</text:p>
          </table:table-cell>
          <table:table-cell table:formula="of:=VARP([.B152:.D152])" office:value-type="float" office:value="555.555555555556">
            <text:p>555.5555555556</text:p>
          </table:table-cell>
        </table:table-row>
        <table:table-row table:style-name="ro3">
          <table:table-cell office:value-type="string">
            <text:p>Kimura Osamu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53:.D153])" office:value-type="float" office:value="72">
            <text:p>72</text:p>
          </table:table-cell>
          <table:table-cell table:formula="of:=VARP([.B153:.D153])" office:value-type="float" office:value="582">
            <text:p>582</text:p>
          </table:table-cell>
        </table:table-row>
        <table:table-row table:style-name="ro3">
          <table:table-cell office:value-type="string">
            <text:p>Fujita Kyouko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table:formula="of:=SUM([.B154:.D154])" office:value-type="float" office:value="150">
            <text:p>150</text:p>
          </table:table-cell>
          <table:table-cell table:formula="of:=VARP([.B154:.D154])" office:value-type="float" office:value="56">
            <text:p>56</text:p>
          </table:table-cell>
        </table:table-row>
        <table:table-row table:style-name="ro3">
          <table:table-cell office:value-type="string">
            <text:p>Horiki Hiroyuki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41">
            <text:p>41</text:p>
          </table:table-cell>
          <table:table-cell table:formula="of:=SUM([.B155:.D155])" office:value-type="float" office:value="151">
            <text:p>151</text:p>
          </table:table-cell>
          <table:table-cell table:formula="of:=VARP([.B155:.D155])" office:value-type="float" office:value="956.222222222222">
            <text:p>956.2222222222</text:p>
          </table:table-cell>
        </table:table-row>
        <table:table-row table:style-name="ro3">
          <table:table-cell office:value-type="string">
            <text:p>Danno Ryuusuk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formula="of:=SUM([.B156:.D156])" office:value-type="float" office:value="107">
            <text:p>107</text:p>
          </table:table-cell>
          <table:table-cell table:formula="of:=VARP([.B156:.D156])" office:value-type="float" office:value="38.8888888888889">
            <text:p>38.8888888889</text:p>
          </table:table-cell>
        </table:table-row>
        <table:table-row table:style-name="ro3">
          <table:table-cell office:value-type="string">
            <text:p>Inage Koushirou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table:formula="of:=SUM([.B157:.D157])" office:value-type="float" office:value="144">
            <text:p>144</text:p>
          </table:table-cell>
          <table:table-cell table:formula="of:=VARP([.B157:.D157])" office:value-type="float" office:value="368.666666666667">
            <text:p>368.6666666667</text:p>
          </table:table-cell>
        </table:table-row>
        <table:table-row table:style-name="ro3">
          <table:table-cell office:value-type="string">
            <text:p>Araki Kaori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formula="of:=SUM([.B158:.D158])" office:value-type="float" office:value="142">
            <text:p>142</text:p>
          </table:table-cell>
          <table:table-cell table:formula="of:=VARP([.B158:.D158])" office:value-type="float" office:value="48.2222222222222">
            <text:p>48.2222222222</text:p>
          </table:table-cell>
        </table:table-row>
        <table:table-row table:style-name="ro3">
          <table:table-cell office:value-type="string">
            <text:p>Moritani Tomoko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formula="of:=SUM([.B159:.D159])" office:value-type="float" office:value="118">
            <text:p>118</text:p>
          </table:table-cell>
          <table:table-cell table:formula="of:=VARP([.B159:.D159])" office:value-type="float" office:value="118.222222222222">
            <text:p>118.2222222222</text:p>
          </table:table-cell>
        </table:table-row>
        <table:table-row table:style-name="ro3">
          <table:table-cell office:value-type="string">
            <text:p>Higashine Yuuko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table:formula="of:=SUM([.B160:.D160])" office:value-type="float" office:value="164">
            <text:p>164</text:p>
          </table:table-cell>
          <table:table-cell table:formula="of:=VARP([.B160:.D160])" office:value-type="float" office:value="1204.22222222222">
            <text:p>1204.2222222222</text:p>
          </table:table-cell>
        </table:table-row>
        <table:table-row table:style-name="ro3">
          <table:table-cell office:value-type="string">
            <text:p>Sakuma Tatsuya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SUM([.B161:.D161])" office:value-type="float" office:value="93">
            <text:p>93</text:p>
          </table:table-cell>
          <table:table-cell table:formula="of:=VARP([.B161:.D161])" office:value-type="float" office:value="480.666666666667">
            <text:p>480.6666666667</text:p>
          </table:table-cell>
        </table:table-row>
        <table:table-row table:style-name="ro3">
          <table:table-cell office:value-type="string">
            <text:p>Muraoka Dai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formula="of:=SUM([.B162:.D162])" office:value-type="float" office:value="197">
            <text:p>197</text:p>
          </table:table-cell>
          <table:table-cell table:formula="of:=VARP([.B162:.D162])" office:value-type="float" office:value="6.88888888888889">
            <text:p>6.8888888889</text:p>
          </table:table-cell>
        </table:table-row>
        <table:table-row table:style-name="ro3">
          <table:table-cell office:value-type="string">
            <text:p>Yamazaki Takenori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table:formula="of:=SUM([.B163:.D163])" office:value-type="float" office:value="165">
            <text:p>165</text:p>
          </table:table-cell>
          <table:table-cell table:formula="of:=VARP([.B163:.D163])" office:value-type="float" office:value="372.666666666667">
            <text:p>372.6666666667</text:p>
          </table:table-cell>
        </table:table-row>
        <table:table-row table:style-name="ro3">
          <table:table-cell office:value-type="string">
            <text:p>Nakamura Makiko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formula="of:=SUM([.B164:.D164])" office:value-type="float" office:value="132">
            <text:p>132</text:p>
          </table:table-cell>
          <table:table-cell table:formula="of:=VARP([.B164:.D164])" office:value-type="float" office:value="848.666666666667">
            <text:p>848.6666666667</text:p>
          </table:table-cell>
        </table:table-row>
        <table:table-row table:style-name="ro3">
          <table:table-cell office:value-type="string">
            <text:p>Nitami Ayako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SUM([.B165:.D165])" office:value-type="float" office:value="85">
            <text:p>85</text:p>
          </table:table-cell>
          <table:table-cell table:formula="of:=VARP([.B165:.D165])" office:value-type="float" office:value="131.555555555556">
            <text:p>131.5555555556</text:p>
          </table:table-cell>
        </table:table-row>
        <table:table-row table:style-name="ro3">
          <table:table-cell office:value-type="string">
            <text:p>Nitta Midori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SUM([.B166:.D166])" office:value-type="float" office:value="163">
            <text:p>163</text:p>
          </table:table-cell>
          <table:table-cell table:formula="of:=VARP([.B166:.D166])" office:value-type="float" office:value="17.5555555555556">
            <text:p>17.5555555556</text:p>
          </table:table-cell>
        </table:table-row>
        <table:table-row table:style-name="ro3">
          <table:table-cell office:value-type="string">
            <text:p>Terunuma Tatsuji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table:formula="of:=SUM([.B167:.D167])" office:value-type="float" office:value="148">
            <text:p>148</text:p>
          </table:table-cell>
          <table:table-cell table:formula="of:=VARP([.B167:.D167])" office:value-type="float" office:value="280.222222222222">
            <text:p>280.2222222222</text:p>
          </table:table-cell>
        </table:table-row>
        <table:table-row table:style-name="ro3">
          <table:table-cell office:value-type="string">
            <text:p>Haneda Hitoshi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table:formula="of:=SUM([.B168:.D168])" office:value-type="float" office:value="149">
            <text:p>149</text:p>
          </table:table-cell>
          <table:table-cell table:formula="of:=VARP([.B168:.D168])" office:value-type="float" office:value="752.888888888889">
            <text:p>752.8888888889</text:p>
          </table:table-cell>
        </table:table-row>
        <table:table-row table:style-name="ro3">
          <table:table-cell office:value-type="string">
            <text:p>Eguchi Yasuharu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table:formula="of:=SUM([.B169:.D169])" office:value-type="float" office:value="161">
            <text:p>161</text:p>
          </table:table-cell>
          <table:table-cell table:formula="of:=VARP([.B169:.D169])" office:value-type="float" office:value="228.222222222222">
            <text:p>228.2222222222</text:p>
          </table:table-cell>
        </table:table-row>
        <table:table-row table:style-name="ro3">
          <table:table-cell office:value-type="string">
            <text:p>Kumata Suguru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formula="of:=SUM([.B170:.D170])" office:value-type="float" office:value="111">
            <text:p>111</text:p>
          </table:table-cell>
          <table:table-cell table:formula="of:=VARP([.B170:.D170])" office:value-type="float" office:value="450.666666666667">
            <text:p>450.6666666667</text:p>
          </table:table-cell>
        </table:table-row>
        <table:table-row table:style-name="ro3">
          <table:table-cell office:value-type="string">
            <text:p>Satou Tatsuya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formula="of:=SUM([.B171:.D171])" office:value-type="float" office:value="111">
            <text:p>111</text:p>
          </table:table-cell>
          <table:table-cell table:formula="of:=VARP([.B171:.D171])" office:value-type="float" office:value="594.666666666667">
            <text:p>594.6666666667</text:p>
          </table:table-cell>
        </table:table-row>
        <table:table-row table:style-name="ro3">
          <table:table-cell office:value-type="string">
            <text:p>Okidono Jyunichi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table:formula="of:=SUM([.B172:.D172])" office:value-type="float" office:value="196">
            <text:p>196</text:p>
          </table:table-cell>
          <table:table-cell table:formula="of:=VARP([.B172:.D172])" office:value-type="float" office:value="81.5555555555556">
            <text:p>81.5555555556</text:p>
          </table:table-cell>
        </table:table-row>
        <table:table-row table:style-name="ro3">
          <table:table-cell office:value-type="string">
            <text:p>Inagaki Tadashi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table:formula="of:=SUM([.B173:.D173])" office:value-type="float" office:value="177">
            <text:p>177</text:p>
          </table:table-cell>
          <table:table-cell table:formula="of:=VARP([.B173:.D173])" office:value-type="float" office:value="330.666666666667">
            <text:p>330.6666666667</text:p>
          </table:table-cell>
        </table:table-row>
        <table:table-row table:style-name="ro3">
          <table:table-cell office:value-type="string">
            <text:p>Nihei Yousuke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table:formula="of:=SUM([.B174:.D174])" office:value-type="float" office:value="189">
            <text:p>189</text:p>
          </table:table-cell>
          <table:table-cell table:formula="of:=VARP([.B174:.D174])" office:value-type="float" office:value="146">
            <text:p>146</text:p>
          </table:table-cell>
        </table:table-row>
        <table:table-row table:style-name="ro3">
          <table:table-cell office:value-type="string">
            <text:p>Nagayama Hideaki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formula="of:=SUM([.B175:.D175])" office:value-type="float" office:value="175">
            <text:p>175</text:p>
          </table:table-cell>
          <table:table-cell table:formula="of:=VARP([.B175:.D175])" office:value-type="float" office:value="1014.88888888889">
            <text:p>1014.8888888889</text:p>
          </table:table-cell>
        </table:table-row>
        <table:table-row table:style-name="ro3">
          <table:table-cell office:value-type="string">
            <text:p>Oohashi Daichi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table:formula="of:=SUM([.B176:.D176])" office:value-type="float" office:value="218">
            <text:p>218</text:p>
          </table:table-cell>
          <table:table-cell table:formula="of:=VARP([.B176:.D176])" office:value-type="float" office:value="286.888888888889">
            <text:p>286.8888888889</text:p>
          </table:table-cell>
        </table:table-row>
        <table:table-row table:style-name="ro3">
          <table:table-cell office:value-type="string">
            <text:p>Oohashi Atsushi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table:formula="of:=SUM([.B177:.D177])" office:value-type="float" office:value="217">
            <text:p>217</text:p>
          </table:table-cell>
          <table:table-cell table:formula="of:=VARP([.B177:.D177])" office:value-type="float" office:value="260.222222222222">
            <text:p>260.2222222222</text:p>
          </table:table-cell>
        </table:table-row>
        <table:table-row table:style-name="ro3">
          <table:table-cell office:value-type="string">
            <text:p>Hanata Masashi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formula="of:=SUM([.B178:.D178])" office:value-type="float" office:value="123">
            <text:p>123</text:p>
          </table:table-cell>
          <table:table-cell table:formula="of:=VARP([.B178:.D178])" office:value-type="float" office:value="104.666666666667">
            <text:p>104.6666666667</text:p>
          </table:table-cell>
        </table:table-row>
        <table:table-row table:style-name="ro3">
          <table:table-cell office:value-type="string">
            <text:p>Shigihara YASUYUKI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table:formula="of:=SUM([.B179:.D179])" office:value-type="float" office:value="157">
            <text:p>157</text:p>
          </table:table-cell>
          <table:table-cell table:formula="of:=VARP([.B179:.D179])" office:value-type="float" office:value="96.2222222222222">
            <text:p>96.2222222222</text:p>
          </table:table-cell>
        </table:table-row>
        <table:table-row table:style-name="ro3">
          <table:table-cell office:value-type="string">
            <text:p>Maruta Kazuya</text:p>
          </table:table-cell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table:formula="of:=SUM([.B180:.D180])" office:value-type="float" office:value="191">
            <text:p>191</text:p>
          </table:table-cell>
          <table:table-cell table:formula="of:=VARP([.B180:.D180])" office:value-type="float" office:value="533.555555555556">
            <text:p>533.5555555556</text:p>
          </table:table-cell>
        </table:table-row>
        <table:table-row table:style-name="ro3">
          <table:table-cell office:value-type="string">
            <text:p>Yoshioka Yoshimasa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49">
            <text:p>49</text:p>
          </table:table-cell>
          <table:table-cell table:formula="of:=SUM([.B181:.D181])" office:value-type="float" office:value="176">
            <text:p>176</text:p>
          </table:table-cell>
          <table:table-cell table:formula="of:=VARP([.B181:.D181])" office:value-type="float" office:value="134.888888888889">
            <text:p>134.8888888889</text:p>
          </table:table-cell>
        </table:table-row>
        <table:table-row table:style-name="ro3">
          <table:table-cell office:value-type="string">
            <text:p>Tanno Yasue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table:formula="of:=SUM([.B182:.D182])" office:value-type="float" office:value="177">
            <text:p>177</text:p>
          </table:table-cell>
          <table:table-cell table:formula="of:=VARP([.B182:.D182])" office:value-type="float" office:value="398">
            <text:p>398</text:p>
          </table:table-cell>
        </table:table-row>
        <table:table-row table:style-name="ro3">
          <table:table-cell office:value-type="string">
            <text:p>Abe Asuka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formula="of:=SUM([.B183:.D183])" office:value-type="float" office:value="87">
            <text:p>87</text:p>
          </table:table-cell>
          <table:table-cell table:formula="of:=VARP([.B183:.D183])" office:value-type="float" office:value="340.666666666667">
            <text:p>340.6666666667</text:p>
          </table:table-cell>
        </table:table-row>
        <table:table-row table:style-name="ro3">
          <table:table-cell office:value-type="string">
            <text:p>Kanno Yuuki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formula="of:=SUM([.B184:.D184])" office:value-type="float" office:value="141">
            <text:p>141</text:p>
          </table:table-cell>
          <table:table-cell table:formula="of:=VARP([.B184:.D184])" office:value-type="float" office:value="1428.66666666667">
            <text:p>1428.6666666667</text:p>
          </table:table-cell>
        </table:table-row>
        <table:table-row table:style-name="ro3">
          <table:table-cell office:value-type="string">
            <text:p>Akatsu Yuu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formula="of:=SUM([.B185:.D185])" office:value-type="float" office:value="136">
            <text:p>136</text:p>
          </table:table-cell>
          <table:table-cell table:formula="of:=VARP([.B185:.D185])" office:value-type="float" office:value="155.555555555556">
            <text:p>155.5555555556</text:p>
          </table:table-cell>
        </table:table-row>
        <table:table-row table:style-name="ro3">
          <table:table-cell office:value-type="string">
            <text:p>Ebana Yuuji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table:formula="of:=SUM([.B186:.D186])" office:value-type="float" office:value="171">
            <text:p>171</text:p>
          </table:table-cell>
          <table:table-cell table:formula="of:=VARP([.B186:.D186])" office:value-type="float" office:value="152">
            <text:p>152</text:p>
          </table:table-cell>
        </table:table-row>
        <table:table-row table:style-name="ro3">
          <table:table-cell office:value-type="string">
            <text:p>Seijyou Nobue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table:formula="of:=SUM([.B187:.D187])" office:value-type="float" office:value="159">
            <text:p>159</text:p>
          </table:table-cell>
          <table:table-cell table:formula="of:=VARP([.B187:.D187])" office:value-type="float" office:value="26">
            <text:p>26</text:p>
          </table:table-cell>
        </table:table-row>
        <table:table-row table:style-name="ro3">
          <table:table-cell office:value-type="string">
            <text:p>Matsuoka Takayoshi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table:formula="of:=SUM([.B188:.D188])" office:value-type="float" office:value="122">
            <text:p>122</text:p>
          </table:table-cell>
          <table:table-cell table:formula="of:=VARP([.B188:.D188])" office:value-type="float" office:value="120.222222222222">
            <text:p>120.2222222222</text:p>
          </table:table-cell>
        </table:table-row>
        <table:table-row table:style-name="ro3">
          <table:table-cell office:value-type="string">
            <text:p>Koshiyama Makoto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SUM([.B189:.D189])" office:value-type="float" office:value="144">
            <text:p>144</text:p>
          </table:table-cell>
          <table:table-cell table:formula="of:=VARP([.B189:.D189])" office:value-type="float" office:value="146">
            <text:p>146</text:p>
          </table:table-cell>
        </table:table-row>
        <table:table-row table:style-name="ro3">
          <table:table-cell office:value-type="string">
            <text:p>Katou Takeru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B190:.D190])" office:value-type="float" office:value="115">
            <text:p>115</text:p>
          </table:table-cell>
          <table:table-cell table:formula="of:=VARP([.B190:.D190])" office:value-type="float" office:value="809.555555555556">
            <text:p>809.5555555556</text:p>
          </table:table-cell>
        </table:table-row>
        <table:table-row table:style-name="ro3">
          <table:table-cell office:value-type="string">
            <text:p>Ono Takahiko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SUM([.B191:.D191])" office:value-type="float" office:value="70">
            <text:p>70</text:p>
          </table:table-cell>
          <table:table-cell table:formula="of:=VARP([.B191:.D191])" office:value-type="float" office:value="205.555555555556">
            <text:p>205.5555555556</text:p>
          </table:table-cell>
        </table:table-row>
        <table:table-row table:style-name="ro3">
          <table:table-cell office:value-type="string">
            <text:p>Kajitani Sakae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table:formula="of:=SUM([.B192:.D192])" office:value-type="float" office:value="115">
            <text:p>115</text:p>
          </table:table-cell>
          <table:table-cell table:formula="of:=VARP([.B192:.D192])" office:value-type="float" office:value="274.888888888889">
            <text:p>274.8888888889</text:p>
          </table:table-cell>
        </table:table-row>
        <table:table-row table:style-name="ro3">
          <table:table-cell office:value-type="string">
            <text:p>Oozeki Chihiro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table:formula="of:=SUM([.B193:.D193])" office:value-type="float" office:value="113">
            <text:p>113</text:p>
          </table:table-cell>
          <table:table-cell table:formula="of:=VARP([.B193:.D193])" office:value-type="float" office:value="112.888888888889">
            <text:p>112.8888888889</text:p>
          </table:table-cell>
        </table:table-row>
        <table:table-row table:style-name="ro3">
          <table:table-cell office:value-type="string">
            <text:p>Ookoshi Atsushi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formula="of:=SUM([.B194:.D194])" office:value-type="float" office:value="136">
            <text:p>136</text:p>
          </table:table-cell>
          <table:table-cell table:formula="of:=VARP([.B194:.D194])" office:value-type="float" office:value="949.555555555556">
            <text:p>949.5555555556</text:p>
          </table:table-cell>
        </table:table-row>
        <table:table-row table:style-name="ro3">
          <table:table-cell office:value-type="string">
            <text:p>Kawano Naoko</text:p>
          </table:table-cell>
          <table:table-cell office:value-type="float" office:value="53">
            <text:p>53</text:p>
          </table:table-cell>
          <table:table-cell table:number-columns-repeated="2" office:value-type="float" office:value="44">
            <text:p>44</text:p>
          </table:table-cell>
          <table:table-cell table:formula="of:=SUM([.B195:.D195])" office:value-type="float" office:value="141">
            <text:p>141</text:p>
          </table:table-cell>
          <table:table-cell table:formula="of:=VARP([.B195:.D195])" office:value-type="float" office:value="18">
            <text:p>18</text:p>
          </table:table-cell>
        </table:table-row>
        <table:table-row table:style-name="ro3">
          <table:table-cell office:value-type="string">
            <text:p>Suwa Tsukasa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table:formula="of:=SUM([.B196:.D196])" office:value-type="float" office:value="160">
            <text:p>160</text:p>
          </table:table-cell>
          <table:table-cell table:formula="of:=VARP([.B196:.D196])" office:value-type="float" office:value="379.555555555555">
            <text:p>379.5555555556</text:p>
          </table:table-cell>
        </table:table-row>
        <table:table-row table:style-name="ro3">
          <table:table-cell office:value-type="string">
            <text:p>Kitami Atsushi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table:formula="of:=SUM([.B197:.D197])" office:value-type="float" office:value="152">
            <text:p>152</text:p>
          </table:table-cell>
          <table:table-cell table:formula="of:=VARP([.B197:.D197])" office:value-type="float" office:value="1233.55555555556">
            <text:p>1233.5555555556</text:p>
          </table:table-cell>
        </table:table-row>
        <table:table-row table:style-name="ro3">
          <table:table-cell office:value-type="string">
            <text:p>Kon Takuya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SUM([.B198:.D198])" office:value-type="float" office:value="73">
            <text:p>73</text:p>
          </table:table-cell>
          <table:table-cell table:formula="of:=VARP([.B198:.D198])" office:value-type="float" office:value="210.888888888889">
            <text:p>210.8888888889</text:p>
          </table:table-cell>
        </table:table-row>
        <table:table-row table:style-name="ro3">
          <table:table-cell office:value-type="string">
            <text:p>Kusanagi Ken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table:formula="of:=SUM([.B199:.D199])" office:value-type="float" office:value="165">
            <text:p>165</text:p>
          </table:table-cell>
          <table:table-cell table:formula="of:=VARP([.B199:.D199])" office:value-type="float" office:value="660.666666666667">
            <text:p>660.6666666667</text:p>
          </table:table-cell>
        </table:table-row>
        <table:table-row table:style-name="ro3">
          <table:table-cell office:value-type="string">
            <text:p>Yamaki Mitsuhiro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table:formula="of:=SUM([.B200:.D200])" office:value-type="float" office:value="207">
            <text:p>207</text:p>
          </table:table-cell>
          <table:table-cell table:formula="of:=VARP([.B200:.D200])" office:value-type="float" office:value="120.666666666667">
            <text:p>120.6666666667</text:p>
          </table:table-cell>
        </table:table-row>
        <table:table-row table:style-name="ro3">
          <table:table-cell office:value-type="string">
            <text:p>Endou Chisato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SUM([.B201:.D201])" office:value-type="float" office:value="96">
            <text:p>96</text:p>
          </table:table-cell>
          <table:table-cell table:formula="of:=VARP([.B201:.D201])" office:value-type="float" office:value="554.666666666667">
            <text:p>554.6666666667</text:p>
          </table:table-cell>
        </table:table-row>
        <table:table-row table:style-name="ro3">
          <table:table-cell office:value-type="string">
            <text:p>Nakase Masashi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table:formula="of:=SUM([.B202:.D202])" office:value-type="float" office:value="128">
            <text:p>128</text:p>
          </table:table-cell>
          <table:table-cell table:formula="of:=VARP([.B202:.D202])" office:value-type="float" office:value="674.888888888889">
            <text:p>674.8888888889</text:p>
          </table:table-cell>
        </table:table-row>
        <table:table-row table:style-name="ro3">
          <table:table-cell office:value-type="string">
            <text:p>Ishihara Masahiro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formula="of:=SUM([.B203:.D203])" office:value-type="float" office:value="208">
            <text:p>208</text:p>
          </table:table-cell>
          <table:table-cell table:formula="of:=VARP([.B203:.D203])" office:value-type="float" office:value="750.888888888889">
            <text:p>750.8888888889</text:p>
          </table:table-cell>
        </table:table-row>
        <table:table-row table:style-name="ro3">
          <table:table-cell office:value-type="string">
            <text:p>Kawamura Youhei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formula="of:=SUM([.B204:.D204])" office:value-type="float" office:value="143">
            <text:p>143</text:p>
          </table:table-cell>
          <table:table-cell table:formula="of:=VARP([.B204:.D204])" office:value-type="float" office:value="688.888888888889">
            <text:p>688.8888888889</text:p>
          </table:table-cell>
        </table:table-row>
        <table:table-row table:style-name="ro3">
          <table:table-cell office:value-type="string">
            <text:p>Shinbo Miho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B205:.D205])" office:value-type="float" office:value="122">
            <text:p>122</text:p>
          </table:table-cell>
          <table:table-cell table:formula="of:=VARP([.B205:.D205])" office:value-type="float" office:value="802.888888888889">
            <text:p>802.8888888889</text:p>
          </table:table-cell>
        </table:table-row>
        <table:table-row table:style-name="ro3">
          <table:table-cell office:value-type="string">
            <text:p>Iwata Miho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SUM([.B206:.D206])" office:value-type="float" office:value="138">
            <text:p>138</text:p>
          </table:table-cell>
          <table:table-cell table:formula="of:=VARP([.B206:.D206])" office:value-type="float" office:value="1160.66666666667">
            <text:p>1160.6666666667</text:p>
          </table:table-cell>
        </table:table-row>
        <table:table-row table:style-name="ro3">
          <table:table-cell office:value-type="string">
            <text:p>Yamagata Hiroko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table:formula="of:=SUM([.B207:.D207])" office:value-type="float" office:value="186">
            <text:p>186</text:p>
          </table:table-cell>
          <table:table-cell table:formula="of:=VARP([.B207:.D207])" office:value-type="float" office:value="138.666666666667">
            <text:p>138.6666666667</text:p>
          </table:table-cell>
        </table:table-row>
        <table:table-row table:style-name="ro3">
          <table:table-cell office:value-type="string">
            <text:p>Oota Kazuya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table:formula="of:=SUM([.B208:.D208])" office:value-type="float" office:value="188">
            <text:p>188</text:p>
          </table:table-cell>
          <table:table-cell table:formula="of:=VARP([.B208:.D208])" office:value-type="float" office:value="748.222222222222">
            <text:p>748.2222222222</text:p>
          </table:table-cell>
        </table:table-row>
        <table:table-row table:style-name="ro3">
          <table:table-cell office:value-type="string">
            <text:p>Henmi Kazunori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SUM([.B209:.D209])" office:value-type="float" office:value="158">
            <text:p>158</text:p>
          </table:table-cell>
          <table:table-cell table:formula="of:=VARP([.B209:.D209])" office:value-type="float" office:value="1104.22222222222">
            <text:p>1104.2222222222</text:p>
          </table:table-cell>
        </table:table-row>
        <table:table-row table:style-name="ro3">
          <table:table-cell office:value-type="string">
            <text:p>Omoto Yuki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table:formula="of:=SUM([.B210:.D210])" office:value-type="float" office:value="175">
            <text:p>175</text:p>
          </table:table-cell>
          <table:table-cell table:formula="of:=VARP([.B210:.D210])" office:value-type="float" office:value="284.222222222222">
            <text:p>284.2222222222</text:p>
          </table:table-cell>
        </table:table-row>
        <table:table-row table:style-name="ro3">
          <table:table-cell office:value-type="string">
            <text:p>Satou Ryou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formula="of:=SUM([.B211:.D211])" office:value-type="float" office:value="112">
            <text:p>112</text:p>
          </table:table-cell>
          <table:table-cell table:formula="of:=VARP([.B211:.D211])" office:value-type="float" office:value="122.888888888889">
            <text:p>122.8888888889</text:p>
          </table:table-cell>
        </table:table-row>
        <table:table-row table:style-name="ro3">
          <table:table-cell office:value-type="string">
            <text:p>Sasaki Yutaka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85">
            <text:p>85</text:p>
          </table:table-cell>
          <table:table-cell table:formula="of:=SUM([.B212:.D212])" office:value-type="float" office:value="151">
            <text:p>151</text:p>
          </table:table-cell>
          <table:table-cell table:formula="of:=VARP([.B212:.D212])" office:value-type="float" office:value="667.555555555556">
            <text:p>667.5555555556</text:p>
          </table:table-cell>
        </table:table-row>
        <table:table-row table:style-name="ro3">
          <table:table-cell office:value-type="string">
            <text:p>Suenaga Shinya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formula="of:=SUM([.B213:.D213])" office:value-type="float" office:value="147">
            <text:p>147</text:p>
          </table:table-cell>
          <table:table-cell table:formula="of:=VARP([.B213:.D213])" office:value-type="float" office:value="1118">
            <text:p>1118</text:p>
          </table:table-cell>
        </table:table-row>
        <table:table-row table:style-name="ro3">
          <table:table-cell office:value-type="string">
            <text:p>Watanabe Akira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table:formula="of:=SUM([.B214:.D214])" office:value-type="float" office:value="156">
            <text:p>156</text:p>
          </table:table-cell>
          <table:table-cell table:formula="of:=VARP([.B214:.D214])" office:value-type="float" office:value="242.666666666667">
            <text:p>242.6666666667</text:p>
          </table:table-cell>
        </table:table-row>
        <table:table-row table:style-name="ro3">
          <table:table-cell office:value-type="string">
            <text:p>Ishida Kazumi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table:formula="of:=SUM([.B215:.D215])" office:value-type="float" office:value="180">
            <text:p>180</text:p>
          </table:table-cell>
          <table:table-cell table:formula="of:=VARP([.B215:.D215])" office:value-type="float" office:value="240.666666666667">
            <text:p>240.6666666667</text:p>
          </table:table-cell>
        </table:table-row>
        <table:table-row table:style-name="ro3">
          <table:table-cell office:value-type="string">
            <text:p>Tamura Ayumi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table:formula="of:=SUM([.B216:.D216])" office:value-type="float" office:value="211">
            <text:p>211</text:p>
          </table:table-cell>
          <table:table-cell table:formula="of:=VARP([.B216:.D216])" office:value-type="float" office:value="134.888888888889">
            <text:p>134.8888888889</text:p>
          </table:table-cell>
        </table:table-row>
        <table:table-row table:style-name="ro3">
          <table:table-cell office:value-type="string">
            <text:p>Tou Kazumi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formula="of:=SUM([.B217:.D217])" office:value-type="float" office:value="106">
            <text:p>106</text:p>
          </table:table-cell>
          <table:table-cell table:formula="of:=VARP([.B217:.D217])" office:value-type="float" office:value="99.5555555555556">
            <text:p>99.5555555556</text:p>
          </table:table-cell>
        </table:table-row>
        <table:table-row table:style-name="ro3">
          <table:table-cell office:value-type="string">
            <text:p>Tashiro Masakazu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table:formula="of:=SUM([.B218:.D218])" office:value-type="float" office:value="136">
            <text:p>136</text:p>
          </table:table-cell>
          <table:table-cell table:formula="of:=VARP([.B218:.D218])" office:value-type="float" office:value="190.888888888889">
            <text:p>190.8888888889</text:p>
          </table:table-cell>
        </table:table-row>
        <table:table-row table:style-name="ro3">
          <table:table-cell office:value-type="string">
            <text:p>Takahashi Yuusuke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table:formula="of:=SUM([.B219:.D219])" office:value-type="float" office:value="202">
            <text:p>202</text:p>
          </table:table-cell>
          <table:table-cell table:formula="of:=VARP([.B219:.D219])" office:value-type="float" office:value="417.555555555555">
            <text:p>417.5555555556</text:p>
          </table:table-cell>
        </table:table-row>
        <table:table-row table:style-name="ro3">
          <table:table-cell office:value-type="string">
            <text:p>Higashida Takashi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table:formula="of:=SUM([.B220:.D220])" office:value-type="float" office:value="174">
            <text:p>174</text:p>
          </table:table-cell>
          <table:table-cell table:formula="of:=VARP([.B220:.D220])" office:value-type="float" office:value="944.666666666667">
            <text:p>944.6666666667</text:p>
          </table:table-cell>
        </table:table-row>
        <table:table-row table:style-name="ro3">
          <table:table-cell office:value-type="string">
            <text:p>Takamoto Yuu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SUM([.B221:.D221])" office:value-type="float" office:value="107">
            <text:p>107</text:p>
          </table:table-cell>
          <table:table-cell table:formula="of:=VARP([.B221:.D221])" office:value-type="float" office:value="474.888888888889">
            <text:p>474.8888888889</text:p>
          </table:table-cell>
        </table:table-row>
        <table:table-row table:style-name="ro3">
          <table:table-cell office:value-type="string">
            <text:p>Nishikawa Ryou</text:p>
          </table:table-cell>
          <table:table-cell office:value-type="float" office:value="34">
            <text:p>34</text:p>
          </table:table-cell>
          <table:table-cell table:number-columns-repeated="2" office:value-type="float" office:value="57">
            <text:p>57</text:p>
          </table:table-cell>
          <table:table-cell table:formula="of:=SUM([.B222:.D222])" office:value-type="float" office:value="148">
            <text:p>148</text:p>
          </table:table-cell>
          <table:table-cell table:formula="of:=VARP([.B222:.D222])" office:value-type="float" office:value="117.555555555556">
            <text:p>117.5555555556</text:p>
          </table:table-cell>
        </table:table-row>
        <table:table-row table:style-name="ro3">
          <table:table-cell office:value-type="string">
            <text:p>Nakamura Syuuichirou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table:formula="of:=SUM([.B223:.D223])" office:value-type="float" office:value="153">
            <text:p>153</text:p>
          </table:table-cell>
          <table:table-cell table:formula="of:=VARP([.B223:.D223])" office:value-type="float" office:value="274.666666666667">
            <text:p>274.6666666667</text:p>
          </table:table-cell>
        </table:table-row>
        <table:table-row table:style-name="ro3">
          <table:table-cell office:value-type="string">
            <text:p>Satou Jyun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formula="of:=SUM([.B224:.D224])" office:value-type="float" office:value="122">
            <text:p>122</text:p>
          </table:table-cell>
          <table:table-cell table:formula="of:=VARP([.B224:.D224])" office:value-type="float" office:value="801.555555555556">
            <text:p>801.5555555556</text:p>
          </table:table-cell>
        </table:table-row>
        <table:table-row table:style-name="ro3">
          <table:table-cell office:value-type="string">
            <text:p>Aoki Takashi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table:formula="of:=SUM([.B225:.D225])" office:value-type="float" office:value="158">
            <text:p>158</text:p>
          </table:table-cell>
          <table:table-cell table:formula="of:=VARP([.B225:.D225])" office:value-type="float" office:value="182.888888888889">
            <text:p>182.8888888889</text:p>
          </table:table-cell>
        </table:table-row>
        <table:table-row table:style-name="ro3">
          <table:table-cell office:value-type="string">
            <text:p>Katayama Tomoyasu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formula="of:=SUM([.B226:.D226])" office:value-type="float" office:value="168">
            <text:p>168</text:p>
          </table:table-cell>
          <table:table-cell table:formula="of:=VARP([.B226:.D226])" office:value-type="float" office:value="98.6666666666667">
            <text:p>98.6666666667</text:p>
          </table:table-cell>
        </table:table-row>
        <table:table-row table:style-name="ro3">
          <table:table-cell office:value-type="string">
            <text:p>Monma Masayo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table:formula="of:=SUM([.B227:.D227])" office:value-type="float" office:value="184">
            <text:p>184</text:p>
          </table:table-cell>
          <table:table-cell table:formula="of:=VARP([.B227:.D227])" office:value-type="float" office:value="528.222222222222">
            <text:p>528.2222222222</text:p>
          </table:table-cell>
        </table:table-row>
        <table:table-row table:style-name="ro3">
          <table:table-cell office:value-type="string">
            <text:p>Nanba Toshihide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table:formula="of:=SUM([.B228:.D228])" office:value-type="float" office:value="90">
            <text:p>90</text:p>
          </table:table-cell>
          <table:table-cell table:formula="of:=VARP([.B228:.D228])" office:value-type="float" office:value="582">
            <text:p>582</text:p>
          </table:table-cell>
        </table:table-row>
        <table:table-row table:style-name="ro3">
          <table:table-cell office:value-type="string">
            <text:p>Yamamoto Noriyoshi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table:formula="of:=SUM([.B229:.D229])" office:value-type="float" office:value="121">
            <text:p>121</text:p>
          </table:table-cell>
          <table:table-cell table:formula="of:=VARP([.B229:.D229])" office:value-type="float" office:value="182.888888888889">
            <text:p>182.8888888889</text:p>
          </table:table-cell>
        </table:table-row>
        <table:table-row table:style-name="ro3">
          <table:table-cell office:value-type="string">
            <text:p>Sugiyama Katsuyuki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table:formula="of:=SUM([.B230:.D230])" office:value-type="float" office:value="132">
            <text:p>132</text:p>
          </table:table-cell>
          <table:table-cell table:formula="of:=VARP([.B230:.D230])" office:value-type="float" office:value="1362.66666666667">
            <text:p>1362.6666666667</text:p>
          </table:table-cell>
        </table:table-row>
        <table:table-row table:style-name="ro3">
          <table:table-cell office:value-type="string">
            <text:p>Hashimoto Kayo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table:formula="of:=SUM([.B231:.D231])" office:value-type="float" office:value="133">
            <text:p>133</text:p>
          </table:table-cell>
          <table:table-cell table:formula="of:=VARP([.B231:.D231])" office:value-type="float" office:value="1019.55555555556">
            <text:p>1019.5555555556</text:p>
          </table:table-cell>
        </table:table-row>
        <table:table-row table:style-name="ro3">
          <table:table-cell office:value-type="string">
            <text:p>Kunisawa Syuu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table:formula="of:=SUM([.B232:.D232])" office:value-type="float" office:value="119">
            <text:p>119</text:p>
          </table:table-cell>
          <table:table-cell table:formula="of:=VARP([.B232:.D232])" office:value-type="float" office:value="1034.88888888889">
            <text:p>1034.8888888889</text:p>
          </table:table-cell>
        </table:table-row>
        <table:table-row table:style-name="ro3">
          <table:table-cell office:value-type="string">
            <text:p>Kuroda Masahiro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table:formula="of:=SUM([.B233:.D233])" office:value-type="float" office:value="122">
            <text:p>122</text:p>
          </table:table-cell>
          <table:table-cell table:formula="of:=VARP([.B233:.D233])" office:value-type="float" office:value="241.555555555556">
            <text:p>241.5555555556</text:p>
          </table:table-cell>
        </table:table-row>
        <table:table-row table:style-name="ro3">
          <table:table-cell office:value-type="string">
            <text:p>Rikiishi Takanori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formula="of:=SUM([.B234:.D234])" office:value-type="float" office:value="99">
            <text:p>99</text:p>
          </table:table-cell>
          <table:table-cell table:formula="of:=VARP([.B234:.D234])" office:value-type="float" office:value="224">
            <text:p>224</text:p>
          </table:table-cell>
        </table:table-row>
        <table:table-row table:style-name="ro3">
          <table:table-cell office:value-type="string">
            <text:p>Kurita Tetsuya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SUM([.B235:.D235])" office:value-type="float" office:value="145">
            <text:p>145</text:p>
          </table:table-cell>
          <table:table-cell table:formula="of:=VARP([.B235:.D235])" office:value-type="float" office:value="1336.22222222222">
            <text:p>1336.2222222222</text:p>
          </table:table-cell>
        </table:table-row>
        <table:table-row table:style-name="ro3">
          <table:table-cell office:value-type="string">
            <text:p>Oozeki Hiroyuki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table:formula="of:=SUM([.B236:.D236])" office:value-type="float" office:value="154">
            <text:p>154</text:p>
          </table:table-cell>
          <table:table-cell table:formula="of:=VARP([.B236:.D236])" office:value-type="float" office:value="346.888888888889">
            <text:p>346.8888888889</text:p>
          </table:table-cell>
        </table:table-row>
        <table:table-row table:style-name="ro3">
          <table:table-cell office:value-type="string">
            <text:p>Cyuubachi Tomonori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formula="of:=SUM([.B237:.D237])" office:value-type="float" office:value="105">
            <text:p>105</text:p>
          </table:table-cell>
          <table:table-cell table:formula="of:=VARP([.B237:.D237])" office:value-type="float" office:value="962">
            <text:p>962</text:p>
          </table:table-cell>
        </table:table-row>
        <table:table-row table:style-name="ro3">
          <table:table-cell office:value-type="string">
            <text:p>Matsuguma Atsushi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formula="of:=SUM([.B238:.D238])" office:value-type="float" office:value="91">
            <text:p>91</text:p>
          </table:table-cell>
          <table:table-cell table:formula="of:=VARP([.B238:.D238])" office:value-type="float" office:value="323.555555555556">
            <text:p>323.5555555556</text:p>
          </table:table-cell>
        </table:table-row>
        <table:table-row table:style-name="ro3">
          <table:table-cell office:value-type="string">
            <text:p>Kawai Hiroaki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table:formula="of:=SUM([.B239:.D239])" office:value-type="float" office:value="159">
            <text:p>159</text:p>
          </table:table-cell>
          <table:table-cell table:formula="of:=VARP([.B239:.D239])" office:value-type="float" office:value="248.666666666667">
            <text:p>248.6666666667</text:p>
          </table:table-cell>
        </table:table-row>
        <table:table-row table:style-name="ro3">
          <table:table-cell office:value-type="string">
            <text:p>Hamada Ryousuke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SUM([.B240:.D240])" office:value-type="float" office:value="91">
            <text:p>91</text:p>
          </table:table-cell>
          <table:table-cell table:formula="of:=VARP([.B240:.D240])" office:value-type="float" office:value="29.5555555555556">
            <text:p>29.5555555556</text:p>
          </table:table-cell>
        </table:table-row>
        <table:table-row table:style-name="ro3">
          <table:table-cell office:value-type="string">
            <text:p>Kawaguchi Akira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formula="of:=SUM([.B241:.D241])" office:value-type="float" office:value="182">
            <text:p>182</text:p>
          </table:table-cell>
          <table:table-cell table:formula="of:=VARP([.B241:.D241])" office:value-type="float" office:value="372.222222222222">
            <text:p>372.2222222222</text:p>
          </table:table-cell>
        </table:table-row>
        <table:table-row table:style-name="ro3">
          <table:table-cell office:value-type="string">
            <text:p>Hamada Syun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formula="of:=SUM([.B242:.D242])" office:value-type="float" office:value="116">
            <text:p>116</text:p>
          </table:table-cell>
          <table:table-cell table:formula="of:=VARP([.B242:.D242])" office:value-type="float" office:value="333.555555555556">
            <text:p>333.5555555556</text:p>
          </table:table-cell>
        </table:table-row>
        <table:table-row table:style-name="ro3">
          <table:table-cell office:value-type="string">
            <text:p>Watanabe Seiko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table:formula="of:=SUM([.B243:.D243])" office:value-type="float" office:value="151">
            <text:p>151</text:p>
          </table:table-cell>
          <table:table-cell table:formula="of:=VARP([.B243:.D243])" office:value-type="float" office:value="430.888888888889">
            <text:p>430.8888888889</text:p>
          </table:table-cell>
        </table:table-row>
        <table:table-row table:style-name="ro3">
          <table:table-cell office:value-type="string">
            <text:p>Matsumoto Yoshiro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SUM([.B244:.D244])" office:value-type="float" office:value="61">
            <text:p>61</text:p>
          </table:table-cell>
          <table:table-cell table:formula="of:=VARP([.B244:.D244])" office:value-type="float" office:value="133.555555555556">
            <text:p>133.5555555556</text:p>
          </table:table-cell>
        </table:table-row>
        <table:table-row table:style-name="ro3">
          <table:table-cell office:value-type="string">
            <text:p>Matsuura Akira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formula="of:=SUM([.B245:.D245])" office:value-type="float" office:value="199">
            <text:p>199</text:p>
          </table:table-cell>
          <table:table-cell table:formula="of:=VARP([.B245:.D245])" office:value-type="float" office:value="1133.55555555556">
            <text:p>1133.5555555556</text:p>
          </table:table-cell>
        </table:table-row>
        <table:table-row table:style-name="ro3">
          <table:table-cell office:value-type="string">
            <text:p>Tanaka Jyunichirou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table:formula="of:=SUM([.B246:.D246])" office:value-type="float" office:value="199">
            <text:p>199</text:p>
          </table:table-cell>
          <table:table-cell table:formula="of:=VARP([.B246:.D246])" office:value-type="float" office:value="216.222222222222">
            <text:p>216.2222222222</text:p>
          </table:table-cell>
        </table:table-row>
        <table:table-row table:style-name="ro3">
          <table:table-cell office:value-type="string">
            <text:p>Muromoto Mika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table:formula="of:=SUM([.B247:.D247])" office:value-type="float" office:value="176">
            <text:p>176</text:p>
          </table:table-cell>
          <table:table-cell table:formula="of:=VARP([.B247:.D247])" office:value-type="float" office:value="238.222222222222">
            <text:p>238.2222222222</text:p>
          </table:table-cell>
        </table:table-row>
        <table:table-row table:style-name="ro3">
          <table:table-cell office:value-type="string">
            <text:p>Kamiguchi Hironao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table:formula="of:=SUM([.B248:.D248])" office:value-type="float" office:value="161">
            <text:p>161</text:p>
          </table:table-cell>
          <table:table-cell table:formula="of:=VARP([.B248:.D248])" office:value-type="float" office:value="1120.88888888889">
            <text:p>1120.8888888889</text:p>
          </table:table-cell>
        </table:table-row>
        <table:table-row table:style-name="ro3">
          <table:table-cell office:value-type="string">
            <text:p>Suzuki Masahiko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table:formula="of:=SUM([.B249:.D249])" office:value-type="float" office:value="183">
            <text:p>183</text:p>
          </table:table-cell>
          <table:table-cell table:formula="of:=VARP([.B249:.D249])" office:value-type="float" office:value="386">
            <text:p>386</text:p>
          </table:table-cell>
        </table:table-row>
        <table:table-row table:style-name="ro3">
          <table:table-cell office:value-type="string">
            <text:p>Endou Naoto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table:formula="of:=SUM([.B250:.D250])" office:value-type="float" office:value="197">
            <text:p>197</text:p>
          </table:table-cell>
          <table:table-cell table:formula="of:=VARP([.B250:.D250])" office:value-type="float" office:value="254.888888888889">
            <text:p>254.8888888889</text:p>
          </table:table-cell>
        </table:table-row>
        <table:table-row table:style-name="ro3">
          <table:table-cell office:value-type="string">
            <text:p>Katou Naoya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SUM([.B251:.D251])" office:value-type="float" office:value="60">
            <text:p>60</text:p>
          </table:table-cell>
          <table:table-cell table:formula="of:=VARP([.B251:.D251])" office:value-type="float" office:value="218">
            <text:p>218</text:p>
          </table:table-cell>
        </table:table-row>
        <table:table-row table:style-name="ro3">
          <table:table-cell office:value-type="string">
            <text:p>Inooka Masanori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formula="of:=SUM([.B252:.D252])" office:value-type="float" office:value="189">
            <text:p>189</text:p>
          </table:table-cell>
          <table:table-cell table:formula="of:=VARP([.B252:.D252])" office:value-type="float" office:value="88.6666666666667">
            <text:p>88.6666666667</text:p>
          </table:table-cell>
        </table:table-row>
        <table:table-row table:style-name="ro3">
          <table:table-cell office:value-type="string">
            <text:p>Minato Tooru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table:formula="of:=SUM([.B253:.D253])" office:value-type="float" office:value="133">
            <text:p>133</text:p>
          </table:table-cell>
          <table:table-cell table:formula="of:=VARP([.B253:.D253])" office:value-type="float" office:value="534.222222222222">
            <text:p>534.2222222222</text:p>
          </table:table-cell>
        </table:table-row>
        <table:table-row table:style-name="ro3">
          <table:table-cell office:value-type="string">
            <text:p>Fujita Tomohiro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table:formula="of:=SUM([.B254:.D254])" office:value-type="float" office:value="204">
            <text:p>204</text:p>
          </table:table-cell>
          <table:table-cell table:formula="of:=VARP([.B254:.D254])" office:value-type="float" office:value="140.666666666667">
            <text:p>140.6666666667</text:p>
          </table:table-cell>
        </table:table-row>
        <table:table-row table:style-name="ro3">
          <table:table-cell office:value-type="string">
            <text:p>Yaguchi Yuusuke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table:formula="of:=SUM([.B255:.D255])" office:value-type="float" office:value="157">
            <text:p>157</text:p>
          </table:table-cell>
          <table:table-cell table:formula="of:=VARP([.B255:.D255])" office:value-type="float" office:value="1539.55555555556">
            <text:p>1539.5555555556</text:p>
          </table:table-cell>
        </table:table-row>
        <table:table-row table:style-name="ro3">
          <table:table-cell office:value-type="string">
            <text:p>Tsuduki Satoru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formula="of:=SUM([.B256:.D256])" office:value-type="float" office:value="108">
            <text:p>108</text:p>
          </table:table-cell>
          <table:table-cell table:formula="of:=VARP([.B256:.D256])" office:value-type="float" office:value="28.6666666666667">
            <text:p>28.6666666667</text:p>
          </table:table-cell>
        </table:table-row>
        <table:table-row table:style-name="ro3">
          <table:table-cell office:value-type="string">
            <text:p>Saitou Kazuhiro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SUM([.B257:.D257])" office:value-type="float" office:value="85">
            <text:p>85</text:p>
          </table:table-cell>
          <table:table-cell table:formula="of:=VARP([.B257:.D257])" office:value-type="float" office:value="379.555555555556">
            <text:p>379.5555555556</text:p>
          </table:table-cell>
        </table:table-row>
        <table:table-row table:style-name="ro3">
          <table:table-cell office:value-type="string">
            <text:p>Niitsuma Kazuyuki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table:formula="of:=SUM([.B258:.D258])" office:value-type="float" office:value="170">
            <text:p>170</text:p>
          </table:table-cell>
          <table:table-cell table:formula="of:=VARP([.B258:.D258])" office:value-type="float" office:value="379.555555555556">
            <text:p>379.5555555556</text:p>
          </table:table-cell>
        </table:table-row>
        <table:table-row table:style-name="ro3">
          <table:table-cell office:value-type="string">
            <text:p>Mayuzumi Masaaki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table:formula="of:=SUM([.B259:.D259])" office:value-type="float" office:value="104">
            <text:p>104</text:p>
          </table:table-cell>
          <table:table-cell table:formula="of:=VARP([.B259:.D259])" office:value-type="float" office:value="203.555555555556">
            <text:p>203.5555555556</text:p>
          </table:table-cell>
        </table:table-row>
        <table:table-row table:style-name="ro3">
          <table:table-cell office:value-type="string">
            <text:p>Suzuki Jyunpei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SUM([.B260:.D260])" office:value-type="float" office:value="105">
            <text:p>105</text:p>
          </table:table-cell>
          <table:table-cell table:formula="of:=VARP([.B260:.D260])" office:value-type="float" office:value="158">
            <text:p>158</text:p>
          </table:table-cell>
        </table:table-row>
        <table:table-row table:style-name="ro3">
          <table:table-cell office:value-type="string">
            <text:p>Seino Natsuki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table:formula="of:=SUM([.B261:.D261])" office:value-type="float" office:value="180">
            <text:p>180</text:p>
          </table:table-cell>
          <table:table-cell table:formula="of:=VARP([.B261:.D261])" office:value-type="float" office:value="372.666666666667">
            <text:p>372.6666666667</text:p>
          </table:table-cell>
        </table:table-row>
        <table:table-row table:style-name="ro4">
          <table:table-cell table:style-name="ce3" office:value-type="string">
            <text:p>AVERAGE</text:p>
          </table:table-cell>
          <table:table-cell table:style-name="ce4" table:formula="of:=AVERAGE([.B2:.B261])" office:value-type="float" office:value="47.7692307692308">
            <text:p>47.7692307692</text:p>
          </table:table-cell>
          <table:table-cell table:style-name="ce4" table:formula="of:=AVERAGE([.C2:.C261])" office:value-type="float" office:value="49.9884615384615">
            <text:p>49.9884615385</text:p>
          </table:table-cell>
          <table:table-cell table:style-name="ce4" table:formula="of:=AVERAGE([.D2:.D261])" office:value-type="float" office:value="49.6346153846154">
            <text:p>49.6346153846</text:p>
          </table:table-cell>
          <table:table-cell table:formula="of:=SUM([.B262:.D262])" office:value-type="float" office:value="147.392307692308">
            <text:p>147.3923076923</text:p>
          </table:table-cell>
          <table:table-cell/>
        </table:table-row>
        <table:table-row table:style-name="ro6">
          <table:table-cell table:style-name="ce3" office:value-type="string">
            <text:p>VARIANCE</text:p>
          </table:table-cell>
          <table:table-cell table:style-name="ce5" table:formula="of:=VARP([.B2:.B261])" office:value-type="float" office:value="208.385207100592">
            <text:p>208.3852071006</text:p>
          </table:table-cell>
          <table:table-cell table:style-name="ce5" table:formula="of:=VARP([.C2:.C261])" office:value-type="float" office:value="797.096020710059">
            <text:p>797.0960207101</text:p>
          </table:table-cell>
          <table:table-cell table:style-name="ce5" table:formula="of:=VARP([.D2:.D261])" office:value-type="float" office:value="831.193417159764">
            <text:p>831.1934171598</text:p>
          </table:table-cell>
          <table:table-cell table:formula="of:=SUM([.B263:.D263])" office:value-type="float" office:value="1836.67464497041">
            <text:p>1836.6746449704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2019/06/03</text:date>, <text:time>11:57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Ｏｋｕｄａ Ryoma</meta:initial-creator>
    <meta:creation-date>2019-06-03T10:58:08</meta:creation-date>
    <dc:date>2019-06-03T11:57:58</dc:date>
    <dc:creator>Ｏｋｕｄａ Ryoma</dc:creator>
    <meta:editing-duration>PT14M32S</meta:editing-duration>
    <meta:editing-cycles>4</meta:editing-cycles>
    <meta:generator>OpenOffice.org/3.3$Solaris_x86 OpenOffice.org_project/330m20$Build-9567</meta:generator>
    <meta:document-statistic meta:table-count="3" meta:cell-count="1576" meta:object-count="0"/>
  </office:meta>
</office:document-meta>
</file>